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1.93145833333333cm"/>
    </style:style>
    <style:style style:name="co2" style:family="table-column">
      <style:table-column-properties fo:break-before="auto" style:column-width="2.69875cm" style:use-optimal-column-width="true"/>
    </style:style>
    <style:style style:name="co3" style:family="table-column">
      <style:table-column-properties fo:break-before="auto" style:column-width="1.56104166666667cm" style:use-optimal-column-width="true"/>
    </style:style>
    <style:style style:name="co4" style:family="table-column">
      <style:table-column-properties fo:break-before="auto" style:column-width="1.905cm" style:use-optimal-column-width="true"/>
    </style:style>
    <style:style style:name="co5" style:family="table-column">
      <style:table-column-properties fo:break-before="auto" style:column-width="1.93145833333333cm" style:use-optimal-column-width="true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.16958333333333cm" style:use-optimal-column-width="true"/>
    </style:style>
    <style:style style:name="co8" style:family="table-column">
      <style:table-column-properties fo:break-before="auto" style:column-width="2.54cm" style:use-optimal-column-width="true"/>
    </style:style>
    <style:style style:name="co9" style:family="table-column">
      <style:table-column-properties fo:break-before="auto" style:column-width="1.79916666666667cm" style:use-optimal-column-width="true"/>
    </style:style>
    <style:style style:name="co10" style:family="table-column">
      <style:table-column-properties fo:break-before="auto" style:column-width="2.301875cm" style:use-optimal-column-width="true"/>
    </style:style>
    <style:style style:name="co11" style:family="table-column">
      <style:table-column-properties fo:break-before="auto" style:column-width="2.24895833333333cm" style:use-optimal-column-width="true"/>
    </style:style>
    <style:style style:name="co12" style:family="table-column">
      <style:table-column-properties fo:break-before="auto" style:column-width="1.71979166666667cm" style:use-optimal-column-width="true"/>
    </style:style>
    <style:style style:name="co13" style:family="table-column">
      <style:table-column-properties fo:break-before="auto" style:column-width="5.37104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42.75pt" style:use-optimal-row-height="true" fo:break-before="auto"/>
    </style:style>
    <style:style style:name="ro5" style:family="table-row">
      <style:table-row-properties style:row-height="5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6" table:number-columns-repeated="16368" table:default-cell-style-name="ce1"/>
        <table:table-row table:style-name="ro1">
          <table:table-cell office:value-type="string" table:style-name="ce1">
            <text:p>Airport</text:p>
          </table:table-cell>
          <table:table-cell office:value-type="string" table:style-name="ce1">
            <text:p>Town</text:p>
          </table:table-cell>
          <table:table-cell office:value-type="string" table:style-name="ce1">
            <text:p>Latitude</text:p>
          </table:table-cell>
          <table:table-cell office:value-type="string" table:style-name="ce1">
            <text:p>Longitude</text:p>
          </table:table-cell>
          <table:table-cell office:value-type="string" table:style-name="ce1">
            <text:p>State</text:p>
          </table:table-cell>
          <table:table-cell office:value-type="string" table:style-name="ce2">
            <text:p>Pop_2010</text:p>
          </table:table-cell>
          <table:table-cell office:value-type="string" table:style-name="ce2">
            <text:p>Pop_2016</text:p>
          </table:table-cell>
          <table:table-cell office:value-type="string" table:style-name="ce2">
            <text:p>Pop_2015</text:p>
          </table:table-cell>
          <table:table-cell office:value-type="string" table:style-name="ce2">
            <text:p>Age_median</text:p>
          </table:table-cell>
          <table:table-cell office:value-type="string" table:style-name="ce2">
            <text:p>Companies</text:p>
          </table:table-cell>
          <table:table-cell office:value-type="string" table:style-name="ce2">
            <text:p>Graduates</text:p>
          </table:table-cell>
          <table:table-cell office:value-type="string" table:style-name="ce2">
            <text:p>Housings</text:p>
          </table:table-cell>
          <table:table-cell office:value-type="string" table:style-name="ce2">
            <text:p>Income</text:p>
          </table:table-cell>
          <table:table-cell office:value-type="string" table:style-name="ce2">
            <text:p>Foreigners</text:p>
          </table:table-cell>
          <table:table-cell office:value-type="string" table:style-name="ce2">
            <text:p>Poverty</text:p>
          </table:table-cell>
          <table:table-cell office:value-type="string" table:style-name="ce2">
            <text:p>Veterans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ORD</text:p>
          </table:table-cell>
          <table:table-cell office:value-type="string" table:style-name="ce1">
            <text:p>Chicago</text:p>
          </table:table-cell>
          <table:table-cell office:value-type="string" table:style-name="ce1">
            <text:p>41.9796</text:p>
          </table:table-cell>
          <table:table-cell office:value-type="string" table:style-name="ce1">
            <text:p>-87.9045</text:p>
          </table:table-cell>
          <table:table-cell office:value-type="string" table:style-name="ce1">
            <text:p>Illinois</text:p>
          </table:table-cell>
          <table:table-cell office:value-type="float" office:value="2695598" table:style-name="ce2">
            <text:p>2695598</text:p>
          </table:table-cell>
          <table:table-cell office:value-type="float" office:value="2704958" table:style-name="ce2">
            <text:p>2704958</text:p>
          </table:table-cell>
          <table:table-cell office:value-type="float" office:value="2717534" table:style-name="ce2">
            <text:p>2717534</text:p>
          </table:table-cell>
          <table:table-cell office:value-type="string" table:style-name="ce2">
            <text:p>33.7</text:p>
          </table:table-cell>
          <table:table-cell office:value-type="float" office:value="291007" table:style-name="ce2">
            <text:p>291007</text:p>
          </table:table-cell>
          <table:table-cell office:value-type="string" table:style-name="ce2">
            <text:p>82.3</text:p>
          </table:table-cell>
          <table:table-cell office:value-type="float" office:value="1192544" table:style-name="ce2">
            <text:p>1192544</text:p>
          </table:table-cell>
          <table:table-cell office:value-type="float" office:value="48522" table:style-name="ce2">
            <text:p>48522</text:p>
          </table:table-cell>
          <table:table-cell office:value-type="float" office:value="572066" table:style-name="ce2">
            <text:p>572066</text:p>
          </table:table-cell>
          <table:table-cell office:value-type="string" table:style-name="ce2">
            <text:p>22.3</text:p>
          </table:table-cell>
          <table:table-cell office:value-type="float" office:value="8284" table:style-name="ce2">
            <text:p>828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LAS</text:p>
          </table:table-cell>
          <table:table-cell office:value-type="string" table:style-name="ce1">
            <text:p>Las Vegas</text:p>
          </table:table-cell>
          <table:table-cell office:value-type="string" table:style-name="ce1">
            <text:p>36.0852</text:p>
          </table:table-cell>
          <table:table-cell office:value-type="string" table:style-name="ce1">
            <text:p>-115.1507</text:p>
          </table:table-cell>
          <table:table-cell office:value-type="string" table:style-name="ce1">
            <text:p>Nevada</text:p>
          </table:table-cell>
          <table:table-cell office:value-type="float" office:value="583756" table:style-name="ce2">
            <text:p>583756</text:p>
          </table:table-cell>
          <table:table-cell office:value-type="float" office:value="632912" table:style-name="ce2">
            <text:p>632912</text:p>
          </table:table-cell>
          <table:table-cell office:value-type="float" office:value="605097" table:style-name="ce2">
            <text:p>605097</text:p>
          </table:table-cell>
          <table:table-cell office:value-type="string" table:style-name="ce2">
            <text:p>36.9</text:p>
          </table:table-cell>
          <table:table-cell office:value-type="float" office:value="55856" table:style-name="ce2">
            <text:p>55856</text:p>
          </table:table-cell>
          <table:table-cell office:value-type="string" table:style-name="ce2">
            <text:p>83.3</text:p>
          </table:table-cell>
          <table:table-cell office:value-type="float" office:value="250279" table:style-name="ce2">
            <text:p>250279</text:p>
          </table:table-cell>
          <table:table-cell office:value-type="float" office:value="50202" table:style-name="ce2">
            <text:p>50202</text:p>
          </table:table-cell>
          <table:table-cell office:value-type="float" office:value="127458" table:style-name="ce2">
            <text:p>127458</text:p>
          </table:table-cell>
          <table:table-cell office:value-type="string" table:style-name="ce2">
            <text:p>17.5</text:p>
          </table:table-cell>
          <table:table-cell office:value-type="float" office:value="45145" table:style-name="ce2">
            <text:p>4514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DEN</text:p>
          </table:table-cell>
          <table:table-cell office:value-type="string" table:style-name="ce1">
            <text:p>Denver</text:p>
          </table:table-cell>
          <table:table-cell office:value-type="string" table:style-name="ce1">
            <text:p>39.8589</text:p>
          </table:table-cell>
          <table:table-cell office:value-type="string" table:style-name="ce1">
            <text:p>-104.6733</text:p>
          </table:table-cell>
          <table:table-cell office:value-type="string" table:style-name="ce1">
            <text:p>Colorado</text:p>
          </table:table-cell>
          <table:table-cell office:value-type="float" office:value="600158" table:style-name="ce2">
            <text:p>600158</text:p>
          </table:table-cell>
          <table:table-cell office:value-type="float" office:value="69306" table:style-name="ce2">
            <text:p>69306</text:p>
          </table:table-cell>
          <table:table-cell office:value-type="float" office:value="649654" table:style-name="ce2">
            <text:p>649654</text:p>
          </table:table-cell>
          <table:table-cell office:value-type="string" table:style-name="ce2">
            <text:p>34.1</text:p>
          </table:table-cell>
          <table:table-cell office:value-type="float" office:value="79097" table:style-name="ce2">
            <text:p>79097</text:p>
          </table:table-cell>
          <table:table-cell office:value-type="string" table:style-name="ce2">
            <text:p>86.1</text:p>
          </table:table-cell>
          <table:table-cell office:value-type="float" office:value="294191" table:style-name="ce2">
            <text:p>294191</text:p>
          </table:table-cell>
          <table:table-cell office:value-type="float" office:value="53637" table:style-name="ce2">
            <text:p>53637</text:p>
          </table:table-cell>
          <table:table-cell office:value-type="float" office:value="10437" table:style-name="ce2">
            <text:p>10437</text:p>
          </table:table-cell>
          <table:table-cell office:value-type="string" table:style-name="ce2">
            <text:p>17.3</text:p>
          </table:table-cell>
          <table:table-cell office:value-type="float" office:value="32249" table:style-name="ce2">
            <text:p>3224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TL</text:p>
          </table:table-cell>
          <table:table-cell office:value-type="string" table:style-name="ce1">
            <text:p>Atlanta</text:p>
          </table:table-cell>
          <table:table-cell office:value-type="string" table:style-name="ce1">
            <text:p>33.6410</text:p>
          </table:table-cell>
          <table:table-cell office:value-type="string" table:style-name="ce1">
            <text:p>-84.4226</text:p>
          </table:table-cell>
          <table:table-cell office:value-type="string" table:style-name="ce1">
            <text:p>Georgia</text:p>
          </table:table-cell>
          <table:table-cell office:value-type="float" office:value="420003" table:style-name="ce2">
            <text:p>420003</text:p>
          </table:table-cell>
          <table:table-cell office:value-type="float" office:value="472522" table:style-name="ce2">
            <text:p>472522</text:p>
          </table:table-cell>
          <table:table-cell office:value-type="float" office:value="448901" table:style-name="ce2">
            <text:p>448901</text:p>
          </table:table-cell>
          <table:table-cell office:value-type="string" table:style-name="ce2">
            <text:p>33.4</text:p>
          </table:table-cell>
          <table:table-cell office:value-type="float" office:value="64593" table:style-name="ce2">
            <text:p>64593</text:p>
          </table:table-cell>
          <table:table-cell office:value-type="string" table:style-name="ce2">
            <text:p>89.0</text:p>
          </table:table-cell>
          <table:table-cell office:value-type="float" office:value="228579" table:style-name="ce2">
            <text:p>228579</text:p>
          </table:table-cell>
          <table:table-cell office:value-type="float" office:value="47527" table:style-name="ce2">
            <text:p>47527</text:p>
          </table:table-cell>
          <table:table-cell office:value-type="float" office:value="32701" table:style-name="ce2">
            <text:p>32701</text:p>
          </table:table-cell>
          <table:table-cell office:value-type="string" table:style-name="ce2">
            <text:p>24.6</text:p>
          </table:table-cell>
          <table:table-cell office:value-type="float" office:value="20009" table:style-name="ce2">
            <text:p>20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FO</text:p>
          </table:table-cell>
          <table:table-cell office:value-type="string" table:style-name="ce1">
            <text:p>San Francisco</text:p>
          </table:table-cell>
          <table:table-cell office:value-type="string" table:style-name="ce1">
            <text:p>37.6218</text:p>
          </table:table-cell>
          <table:table-cell office:value-type="string" table:style-name="ce1">
            <text:p>-122.3790</text:p>
          </table:table-cell>
          <table:table-cell office:value-type="string" table:style-name="ce1">
            <text:p>California</text:p>
          </table:table-cell>
          <table:table-cell office:value-type="float" office:value="805235" table:style-name="ce2">
            <text:p>805235</text:p>
          </table:table-cell>
          <table:table-cell office:value-type="float" office:value="870887" table:style-name="ce2">
            <text:p>870887</text:p>
          </table:table-cell>
          <table:table-cell office:value-type="float" office:value="840763" table:style-name="ce2">
            <text:p>840763</text:p>
          </table:table-cell>
          <table:table-cell office:value-type="string" table:style-name="ce2">
            <text:p>38.5</text:p>
          </table:table-cell>
          <table:table-cell office:value-type="float" office:value="116803" table:style-name="ce2">
            <text:p>116803</text:p>
          </table:table-cell>
          <table:table-cell office:value-type="string" table:style-name="ce2">
            <text:p>87.0</text:p>
          </table:table-cell>
          <table:table-cell office:value-type="float" office:value="383676" table:style-name="ce2">
            <text:p>383676</text:p>
          </table:table-cell>
          <table:table-cell office:value-type="float" office:value="81294" table:style-name="ce2">
            <text:p>81294</text:p>
          </table:table-cell>
          <table:table-cell office:value-type="float" office:value="295417" table:style-name="ce2">
            <text:p>295417</text:p>
          </table:table-cell>
          <table:table-cell office:value-type="string" table:style-name="ce2">
            <text:p>13.2</text:p>
          </table:table-cell>
          <table:table-cell office:value-type="float" office:value="26401" table:style-name="ce2">
            <text:p>264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EWR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40.6971</text:p>
          </table:table-cell>
          <table:table-cell office:value-type="string" table:style-name="ce1">
            <text:p>-74.1756</text:p>
          </table:table-cell>
          <table:table-cell office:value-type="string" table:style-name="ce1">
            <text:p>New York</text:p>
          </table:table-cell>
          <table:table-cell office:value-type="float" office:value="8175133" table:style-name="ce2">
            <text:p>8175133</text:p>
          </table:table-cell>
          <table:table-cell office:value-type="float" office:value="8537673" table:style-name="ce2">
            <text:p>8537673</text:p>
          </table:table-cell>
          <table:table-cell office:value-type="float" office:value="8426743" table:style-name="ce2">
            <text:p>8426743</text:p>
          </table:table-cell>
          <table:table-cell office:value-type="string" table:style-name="ce2">
            <text:p>35.8</text:p>
          </table:table-cell>
          <table:table-cell office:value-type="float" office:value="1050911" table:style-name="ce2">
            <text:p>1050911</text:p>
          </table:table-cell>
          <table:table-cell office:value-type="string" table:style-name="ce2">
            <text:p>80.3</text:p>
          </table:table-cell>
          <table:table-cell office:value-type="float" office:value="3422225" table:style-name="ce2">
            <text:p>3422225</text:p>
          </table:table-cell>
          <table:table-cell office:value-type="float" office:value="53373" table:style-name="ce2">
            <text:p>53373</text:p>
          </table:table-cell>
          <table:table-cell office:value-type="float" office:value="3138169" table:style-name="ce2">
            <text:p>3138169</text:p>
          </table:table-cell>
          <table:table-cell office:value-type="string" table:style-name="ce2">
            <text:p>20.6</text:p>
          </table:table-cell>
          <table:table-cell office:value-type="float" office:value="178967" table:style-name="ce2">
            <text:p>17896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IAH</text:p>
          </table:table-cell>
          <table:table-cell office:value-type="string" table:style-name="ce1">
            <text:p>Houston</text:p>
          </table:table-cell>
          <table:table-cell office:value-type="string" table:style-name="ce1">
            <text:p>29.9869</text:p>
          </table:table-cell>
          <table:table-cell office:value-type="string" table:style-name="ce1">
            <text:p>-95.3421</text:p>
          </table:table-cell>
          <table:table-cell office:value-type="string" table:style-name="ce1">
            <text:p>Texas</text:p>
          </table:table-cell>
          <table:table-cell office:value-type="float" office:value="2099451" table:style-name="ce2">
            <text:p>2099451</text:p>
          </table:table-cell>
          <table:table-cell office:value-type="float" office:value="2303482" table:style-name="ce2">
            <text:p>2303482</text:p>
          </table:table-cell>
          <table:table-cell office:value-type="float" office:value="2217706" table:style-name="ce2">
            <text:p>2217706</text:p>
          </table:table-cell>
          <table:table-cell office:value-type="string" table:style-name="ce2">
            <text:p>32.6</text:p>
          </table:table-cell>
          <table:table-cell office:value-type="float" office:value="260347" table:style-name="ce2">
            <text:p>260347</text:p>
          </table:table-cell>
          <table:table-cell office:value-type="string" table:style-name="ce2">
            <text:p>76.7</text:p>
          </table:table-cell>
          <table:table-cell office:value-type="float" office:value="927107" table:style-name="ce2">
            <text:p>927107</text:p>
          </table:table-cell>
          <table:table-cell office:value-type="float" office:value="46187" table:style-name="ce2">
            <text:p>46187</text:p>
          </table:table-cell>
          <table:table-cell office:value-type="float" office:value="632743" table:style-name="ce2">
            <text:p>632743</text:p>
          </table:table-cell>
          <table:table-cell office:value-type="string" table:style-name="ce2">
            <text:p>22.5</text:p>
          </table:table-cell>
          <table:table-cell office:value-type="float" office:value="78064" table:style-name="ce2">
            <text:p>7806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LAX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33.9425</text:p>
          </table:table-cell>
          <table:table-cell office:value-type="string" table:style-name="ce1">
            <text:p>-118.4090</text:p>
          </table:table-cell>
          <table:table-cell office:value-type="string" table:style-name="ce1">
            <text:p>California</text:p>
          </table:table-cell>
          <table:table-cell office:value-type="float" office:value="3792621" table:style-name="ce2">
            <text:p>3792621</text:p>
          </table:table-cell>
          <table:table-cell office:value-type="float" office:value="3976322" table:style-name="ce2">
            <text:p>3976322</text:p>
          </table:table-cell>
          <table:table-cell office:value-type="float" office:value="3900794" table:style-name="ce2">
            <text:p>3900794</text:p>
          </table:table-cell>
          <table:table-cell office:value-type="string" table:style-name="ce2">
            <text:p>34.9</text:p>
          </table:table-cell>
          <table:table-cell office:value-type="float" office:value="497999" table:style-name="ce2">
            <text:p>497999</text:p>
          </table:table-cell>
          <table:table-cell office:value-type="string" table:style-name="ce2">
            <text:p>75.5</text:p>
          </table:table-cell>
          <table:table-cell office:value-type="float" office:value="1436543" table:style-name="ce2">
            <text:p>1436543</text:p>
          </table:table-cell>
          <table:table-cell office:value-type="float" office:value="50205" table:style-name="ce2">
            <text:p>50205</text:p>
          </table:table-cell>
          <table:table-cell office:value-type="float" office:value="1489926" table:style-name="ce2">
            <text:p>1489926</text:p>
          </table:table-cell>
          <table:table-cell office:value-type="string" table:style-name="ce2">
            <text:p>22.1</text:p>
          </table:table-cell>
          <table:table-cell office:value-type="float" office:value="97236" table:style-name="ce2">
            <text:p>9723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DFW</text:p>
          </table:table-cell>
          <table:table-cell office:value-type="string" table:style-name="ce1">
            <text:p>Dallas</text:p>
          </table:table-cell>
          <table:table-cell office:value-type="string" table:style-name="ce1">
            <text:p>32.8959</text:p>
          </table:table-cell>
          <table:table-cell office:value-type="string" table:style-name="ce1">
            <text:p>-97.0372</text:p>
          </table:table-cell>
          <table:table-cell office:value-type="string" table:style-name="ce1">
            <text:p>Texas</text:p>
          </table:table-cell>
          <table:table-cell office:value-type="float" office:value="1197816" table:style-name="ce2">
            <text:p>1197816</text:p>
          </table:table-cell>
          <table:table-cell office:value-type="float" office:value="1317929" table:style-name="ce2">
            <text:p>1317929</text:p>
          </table:table-cell>
          <table:table-cell office:value-type="float" office:value="1260688" table:style-name="ce2">
            <text:p>1260688</text:p>
          </table:table-cell>
          <table:table-cell office:value-type="string" table:style-name="ce2">
            <text:p>32.4</text:p>
          </table:table-cell>
          <table:table-cell office:value-type="float" office:value="142658" table:style-name="ce2">
            <text:p>142658</text:p>
          </table:table-cell>
          <table:table-cell office:value-type="string" table:style-name="ce2">
            <text:p>74.5</text:p>
          </table:table-cell>
          <table:table-cell office:value-type="float" office:value="533556" table:style-name="ce2">
            <text:p>533556</text:p>
          </table:table-cell>
          <table:table-cell office:value-type="float" office:value="43781" table:style-name="ce2">
            <text:p>43781</text:p>
          </table:table-cell>
          <table:table-cell office:value-type="float" office:value="305921" table:style-name="ce2">
            <text:p>305921</text:p>
          </table:table-cell>
          <table:table-cell office:value-type="string" table:style-name="ce2">
            <text:p>24.0</text:p>
          </table:table-cell>
          <table:table-cell office:value-type="float" office:value="467" table:style-name="ce2">
            <text:p>46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EA</text:p>
          </table:table-cell>
          <table:table-cell office:value-type="string" table:style-name="ce1">
            <text:p>Seattle</text:p>
          </table:table-cell>
          <table:table-cell office:value-type="string" table:style-name="ce1">
            <text:p>47.4490</text:p>
          </table:table-cell>
          <table:table-cell office:value-type="string" table:style-name="ce1">
            <text:p>-122.3093</text:p>
          </table:table-cell>
          <table:table-cell office:value-type="string" table:style-name="ce1">
            <text:p>Washington</text:p>
          </table:table-cell>
          <table:table-cell office:value-type="float" office:value="60866" table:style-name="ce2">
            <text:p>60866</text:p>
          </table:table-cell>
          <table:table-cell office:value-type="float" office:value="704352" table:style-name="ce2">
            <text:p>704352</text:p>
          </table:table-cell>
          <table:table-cell office:value-type="float" office:value="653017" table:style-name="ce2">
            <text:p>653017</text:p>
          </table:table-cell>
          <table:table-cell office:value-type="string" table:style-name="ce2">
            <text:p>35.8</text:p>
          </table:table-cell>
          <table:table-cell office:value-type="float" office:value="83323" table:style-name="ce2">
            <text:p>83323</text:p>
          </table:table-cell>
          <table:table-cell office:value-type="string" table:style-name="ce2">
            <text:p>93.4</text:p>
          </table:table-cell>
          <table:table-cell office:value-type="float" office:value="31595" table:style-name="ce2">
            <text:p>31595</text:p>
          </table:table-cell>
          <table:table-cell office:value-type="float" office:value="70594" table:style-name="ce2">
            <text:p>70594</text:p>
          </table:table-cell>
          <table:table-cell office:value-type="float" office:value="118225" table:style-name="ce2">
            <text:p>118225</text:p>
          </table:table-cell>
          <table:table-cell office:value-type="string" table:style-name="ce2">
            <text:p>13.5</text:p>
          </table:table-cell>
          <table:table-cell office:value-type="float" office:value="31945" table:style-name="ce2">
            <text:p>3194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JFK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40.6398</text:p>
          </table:table-cell>
          <table:table-cell office:value-type="string" table:style-name="ce1">
            <text:p>-73.7787</text:p>
          </table:table-cell>
          <table:table-cell office:value-type="string" table:style-name="ce1">
            <text:p>New York</text:p>
          </table:table-cell>
          <table:table-cell office:value-type="float" office:value="8175133" table:style-name="ce2">
            <text:p>8175133</text:p>
          </table:table-cell>
          <table:table-cell office:value-type="float" office:value="8537673" table:style-name="ce2">
            <text:p>8537673</text:p>
          </table:table-cell>
          <table:table-cell office:value-type="float" office:value="8426743" table:style-name="ce2">
            <text:p>8426743</text:p>
          </table:table-cell>
          <table:table-cell office:value-type="string" table:style-name="ce2">
            <text:p>35.8</text:p>
          </table:table-cell>
          <table:table-cell office:value-type="float" office:value="1050911" table:style-name="ce2">
            <text:p>1050911</text:p>
          </table:table-cell>
          <table:table-cell office:value-type="string" table:style-name="ce2">
            <text:p>80.3</text:p>
          </table:table-cell>
          <table:table-cell office:value-type="float" office:value="3422225" table:style-name="ce2">
            <text:p>3422225</text:p>
          </table:table-cell>
          <table:table-cell office:value-type="float" office:value="53373" table:style-name="ce2">
            <text:p>53373</text:p>
          </table:table-cell>
          <table:table-cell office:value-type="float" office:value="3138169" table:style-name="ce2">
            <text:p>3138169</text:p>
          </table:table-cell>
          <table:table-cell office:value-type="string" table:style-name="ce2">
            <text:p>20.6</text:p>
          </table:table-cell>
          <table:table-cell office:value-type="float" office:value="178967" table:style-name="ce2">
            <text:p>17896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HL</text:p>
          </table:table-cell>
          <table:table-cell office:value-type="string" table:style-name="ce1">
            <text:p>Philadelphia</text:p>
          </table:table-cell>
          <table:table-cell office:value-type="string" table:style-name="ce1">
            <text:p>39.8783</text:p>
          </table:table-cell>
          <table:table-cell office:value-type="string" table:style-name="ce1">
            <text:p>-75.2402</text:p>
          </table:table-cell>
          <table:table-cell office:value-type="string" table:style-name="ce1">
            <text:p>Pennsylvania</text:p>
          </table:table-cell>
          <table:table-cell office:value-type="float" office:value="1526006" table:style-name="ce2">
            <text:p>1526006</text:p>
          </table:table-cell>
          <table:table-cell office:value-type="float" office:value="1567872" table:style-name="ce2">
            <text:p>1567872</text:p>
          </table:table-cell>
          <table:table-cell office:value-type="float" office:value="1555072" table:style-name="ce2">
            <text:p>1555072</text:p>
          </table:table-cell>
          <table:table-cell office:value-type="string" table:style-name="ce2">
            <text:p>33.7</text:p>
          </table:table-cell>
          <table:table-cell office:value-type="float" office:value="104439" table:style-name="ce2">
            <text:p>104439</text:p>
          </table:table-cell>
          <table:table-cell office:value-type="string" table:style-name="ce2">
            <text:p>82.0</text:p>
          </table:table-cell>
          <table:table-cell office:value-type="float" office:value="670229" table:style-name="ce2">
            <text:p>670229</text:p>
          </table:table-cell>
          <table:table-cell office:value-type="float" office:value="38253" table:style-name="ce2">
            <text:p>38253</text:p>
          </table:table-cell>
          <table:table-cell office:value-type="float" office:value="197563" table:style-name="ce2">
            <text:p>197563</text:p>
          </table:table-cell>
          <table:table-cell office:value-type="string" table:style-name="ce2">
            <text:p>26.4</text:p>
          </table:table-cell>
          <table:table-cell office:value-type="float" office:value="6659" table:style-name="ce2">
            <text:p>665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IA</text:p>
          </table:table-cell>
          <table:table-cell office:value-type="string" table:style-name="ce1">
            <text:p>Miami</text:p>
          </table:table-cell>
          <table:table-cell office:value-type="string" table:style-name="ce1">
            <text:p>25.7934</text:p>
          </table:table-cell>
          <table:table-cell office:value-type="string" table:style-name="ce1">
            <text:p>-80.2901</text:p>
          </table:table-cell>
          <table:table-cell office:value-type="string" table:style-name="ce1">
            <text:p>Florida</text:p>
          </table:table-cell>
          <table:table-cell office:value-type="float" office:value="399457" table:style-name="ce2">
            <text:p>399457</text:p>
          </table:table-cell>
          <table:table-cell office:value-type="float" office:value="453579" table:style-name="ce2">
            <text:p>453579</text:p>
          </table:table-cell>
          <table:table-cell office:value-type="float" office:value="424632" table:style-name="ce2">
            <text:p>424632</text:p>
          </table:table-cell>
          <table:table-cell office:value-type="string" table:style-name="ce2">
            <text:p>39.4</text:p>
          </table:table-cell>
          <table:table-cell office:value-type="float" office:value="98222" table:style-name="ce2">
            <text:p>98222</text:p>
          </table:table-cell>
          <table:table-cell office:value-type="string" table:style-name="ce2">
            <text:p>73.2</text:p>
          </table:table-cell>
          <table:table-cell office:value-type="float" office:value="192067" table:style-name="ce2">
            <text:p>192067</text:p>
          </table:table-cell>
          <table:table-cell office:value-type="float" office:value="31051" table:style-name="ce2">
            <text:p>31051</text:p>
          </table:table-cell>
          <table:table-cell office:value-type="float" office:value="243317" table:style-name="ce2">
            <text:p>243317</text:p>
          </table:table-cell>
          <table:table-cell office:value-type="string" table:style-name="ce2">
            <text:p>28.3</text:p>
          </table:table-cell>
          <table:table-cell office:value-type="float" office:value="6872" table:style-name="ce2">
            <text:p>687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DTW</text:p>
          </table:table-cell>
          <table:table-cell office:value-type="string" table:style-name="ce1">
            <text:p>Detroit</text:p>
          </table:table-cell>
          <table:table-cell office:value-type="string" table:style-name="ce1">
            <text:p>42.2223</text:p>
          </table:table-cell>
          <table:table-cell office:value-type="string" table:style-name="ce1">
            <text:p>-83.3516</text:p>
          </table:table-cell>
          <table:table-cell office:value-type="string" table:style-name="ce1">
            <text:p>Michigan</text:p>
          </table:table-cell>
          <table:table-cell office:value-type="float" office:value="713777" table:style-name="ce2">
            <text:p>713777</text:p>
          </table:table-cell>
          <table:table-cell office:value-type="float" office:value="672795" table:style-name="ce2">
            <text:p>672795</text:p>
          </table:table-cell>
          <table:table-cell office:value-type="float" office:value="690074" table:style-name="ce2">
            <text:p>690074</text:p>
          </table:table-cell>
          <table:table-cell office:value-type="string" table:style-name="ce2">
            <text:p>35.2</text:p>
          </table:table-cell>
          <table:table-cell office:value-type="float" office:value="61868" table:style-name="ce2">
            <text:p>61868</text:p>
          </table:table-cell>
          <table:table-cell office:value-type="string" table:style-name="ce2">
            <text:p>78.3</text:p>
          </table:table-cell>
          <table:table-cell office:value-type="float" office:value="365528" table:style-name="ce2">
            <text:p>365528</text:p>
          </table:table-cell>
          <table:table-cell office:value-type="float" office:value="25764" table:style-name="ce2">
            <text:p>25764</text:p>
          </table:table-cell>
          <table:table-cell office:value-type="float" office:value="37107" table:style-name="ce2">
            <text:p>37107</text:p>
          </table:table-cell>
          <table:table-cell office:value-type="string" table:style-name="ce2">
            <text:p>40.3</text:p>
          </table:table-cell>
          <table:table-cell office:value-type="float" office:value="32596" table:style-name="ce2">
            <text:p>3259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OS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42.3651</text:p>
          </table:table-cell>
          <table:table-cell office:value-type="string" table:style-name="ce1">
            <text:p>-71.0178</text:p>
          </table:table-cell>
          <table:table-cell office:value-type="string" table:style-name="ce1">
            <text:p>Massachusets</text:p>
          </table:table-cell>
          <table:table-cell office:value-type="float" office:value="617594" table:style-name="ce2">
            <text:p>617594</text:p>
          </table:table-cell>
          <table:table-cell office:value-type="float" office:value="673184" table:style-name="ce2">
            <text:p>673184</text:p>
          </table:table-cell>
          <table:table-cell office:value-type="float" office:value="650281" table:style-name="ce2">
            <text:p>650281</text:p>
          </table:table-cell>
          <table:table-cell office:value-type="string" table:style-name="ce2">
            <text:p>31.6</text:p>
          </table:table-cell>
          <table:table-cell office:value-type="float" office:value="59268" table:style-name="ce2">
            <text:p>59268</text:p>
          </table:table-cell>
          <table:table-cell office:value-type="string" table:style-name="ce2">
            <text:p>85.2</text:p>
          </table:table-cell>
          <table:table-cell office:value-type="float" office:value="278521" table:style-name="ce2">
            <text:p>278521</text:p>
          </table:table-cell>
          <table:table-cell office:value-type="float" office:value="55777" table:style-name="ce2">
            <text:p>55777</text:p>
          </table:table-cell>
          <table:table-cell office:value-type="float" office:value="177563" table:style-name="ce2">
            <text:p>177563</text:p>
          </table:table-cell>
          <table:table-cell office:value-type="string" table:style-name="ce2">
            <text:p>21.5</text:p>
          </table:table-cell>
          <table:table-cell office:value-type="float" office:value="1818" table:style-name="ce2">
            <text:p>181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SP</text:p>
          </table:table-cell>
          <table:table-cell office:value-type="string" table:style-name="ce1">
            <text:p>Minneapolis</text:p>
          </table:table-cell>
          <table:table-cell office:value-type="string" table:style-name="ce1">
            <text:p>44.8822</text:p>
          </table:table-cell>
          <table:table-cell office:value-type="string" table:style-name="ce1">
            <text:p>-93.2083</text:p>
          </table:table-cell>
          <table:table-cell office:value-type="string" table:style-name="ce1">
            <text:p>Minnesota</text:p>
          </table:table-cell>
          <table:table-cell office:value-type="float" office:value="382578" table:style-name="ce2">
            <text:p>382578</text:p>
          </table:table-cell>
          <table:table-cell office:value-type="float" office:value="413651" table:style-name="ce2">
            <text:p>413651</text:p>
          </table:table-cell>
          <table:table-cell office:value-type="float" office:value="39995" table:style-name="ce2">
            <text:p>39995</text:p>
          </table:table-cell>
          <table:table-cell office:value-type="string" table:style-name="ce2">
            <text:p>31.9</text:p>
          </table:table-cell>
          <table:table-cell office:value-type="float" office:value="44702" table:style-name="ce2">
            <text:p>44702</text:p>
          </table:table-cell>
          <table:table-cell office:value-type="string" table:style-name="ce2">
            <text:p>88.6</text:p>
          </table:table-cell>
          <table:table-cell office:value-type="float" office:value="180989" table:style-name="ce2">
            <text:p>180989</text:p>
          </table:table-cell>
          <table:table-cell office:value-type="float" office:value="5148" table:style-name="ce2">
            <text:p>5148</text:p>
          </table:table-cell>
          <table:table-cell office:value-type="float" office:value="61918" table:style-name="ce2">
            <text:p>61918</text:p>
          </table:table-cell>
          <table:table-cell office:value-type="string" table:style-name="ce2">
            <text:p>21.9</text:p>
          </table:table-cell>
          <table:table-cell office:value-type="float" office:value="16133" table:style-name="ce2">
            <text:p>1613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LT</text:p>
          </table:table-cell>
          <table:table-cell office:value-type="string" table:style-name="ce1">
            <text:p>Charlotte</text:p>
          </table:table-cell>
          <table:table-cell office:value-type="string" table:style-name="ce1">
            <text:p>35.2207</text:p>
          </table:table-cell>
          <table:table-cell office:value-type="string" table:style-name="ce1">
            <text:p>-80.9441</text:p>
          </table:table-cell>
          <table:table-cell office:value-type="string" table:style-name="ce1">
            <text:p>North Carolina</text:p>
          </table:table-cell>
          <table:table-cell office:value-type="float" office:value="731424" table:style-name="ce2">
            <text:p>731424</text:p>
          </table:table-cell>
          <table:table-cell office:value-type="float" office:value="842051" table:style-name="ce2">
            <text:p>842051</text:p>
          </table:table-cell>
          <table:table-cell office:value-type="float" office:value="792137" table:style-name="ce2">
            <text:p>792137</text:p>
          </table:table-cell>
          <table:table-cell office:value-type="string" table:style-name="ce2">
            <text:p>33.7</text:p>
          </table:table-cell>
          <table:table-cell office:value-type="float" office:value="81973" table:style-name="ce2">
            <text:p>81973</text:p>
          </table:table-cell>
          <table:table-cell office:value-type="string" table:style-name="ce2">
            <text:p>88.4</text:p>
          </table:table-cell>
          <table:table-cell office:value-type="float" office:value="333257" table:style-name="ce2">
            <text:p>333257</text:p>
          </table:table-cell>
          <table:table-cell office:value-type="float" office:value="53637" table:style-name="ce2">
            <text:p>53637</text:p>
          </table:table-cell>
          <table:table-cell office:value-type="float" office:value="124408" table:style-name="ce2">
            <text:p>124408</text:p>
          </table:table-cell>
          <table:table-cell office:value-type="string" table:style-name="ce2">
            <text:p>16.8</text:p>
          </table:table-cell>
          <table:table-cell office:value-type="float" office:value="37552" table:style-name="ce2">
            <text:p>3755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CO</text:p>
          </table:table-cell>
          <table:table-cell office:value-type="string" table:style-name="ce1">
            <text:p>Orlando</text:p>
          </table:table-cell>
          <table:table-cell office:value-type="string" table:style-name="ce1">
            <text:p>28.4310</text:p>
          </table:table-cell>
          <table:table-cell office:value-type="string" table:style-name="ce1">
            <text:p>-81.3077</text:p>
          </table:table-cell>
          <table:table-cell office:value-type="string" table:style-name="ce1">
            <text:p>Florida</text:p>
          </table:table-cell>
          <table:table-cell office:value-type="float" office:value="2383" table:style-name="ce2">
            <text:p>2383</text:p>
          </table:table-cell>
          <table:table-cell office:value-type="float" office:value="277173" table:style-name="ce2">
            <text:p>277173</text:p>
          </table:table-cell>
          <table:table-cell office:value-type="float" office:value="256738" table:style-name="ce2">
            <text:p>256738</text:p>
          </table:table-cell>
          <table:table-cell office:value-type="string" table:style-name="ce2">
            <text:p>33.1</text:p>
          </table:table-cell>
          <table:table-cell office:value-type="float" office:value="37544" table:style-name="ce2">
            <text:p>37544</text:p>
          </table:table-cell>
          <table:table-cell office:value-type="string" table:style-name="ce2">
            <text:p>89.5</text:p>
          </table:table-cell>
          <table:table-cell office:value-type="float" office:value="123916" table:style-name="ce2">
            <text:p>123916</text:p>
          </table:table-cell>
          <table:table-cell office:value-type="float" office:value="42318" table:style-name="ce2">
            <text:p>42318</text:p>
          </table:table-cell>
          <table:table-cell office:value-type="float" office:value="46892" table:style-name="ce2">
            <text:p>46892</text:p>
          </table:table-cell>
          <table:table-cell office:value-type="string" table:style-name="ce2">
            <text:p>20.2</text:p>
          </table:table-cell>
          <table:table-cell office:value-type="float" office:value="1189" table:style-name="ce2">
            <text:p>118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HX</text:p>
          </table:table-cell>
          <table:table-cell office:value-type="string" table:style-name="ce1">
            <text:p>Phoenix</text:p>
          </table:table-cell>
          <table:table-cell office:value-type="string" table:style-name="ce1">
            <text:p>33.4355</text:p>
          </table:table-cell>
          <table:table-cell office:value-type="string" table:style-name="ce1">
            <text:p>-111.9981</text:p>
          </table:table-cell>
          <table:table-cell office:value-type="string" table:style-name="ce1">
            <text:p>Arizona</text:p>
          </table:table-cell>
          <table:table-cell office:value-type="float" office:value="1445632" table:style-name="ce2">
            <text:p>1445632</text:p>
          </table:table-cell>
          <table:table-cell office:value-type="float" office:value="1615017" table:style-name="ce2">
            <text:p>1615017</text:p>
          </table:table-cell>
          <table:table-cell office:value-type="float" office:value="1514208" table:style-name="ce2">
            <text:p>1514208</text:p>
          </table:table-cell>
          <table:table-cell office:value-type="string" table:style-name="ce2">
            <text:p>33.2</text:p>
          </table:table-cell>
          <table:table-cell office:value-type="float" office:value="124033" table:style-name="ce2">
            <text:p>124033</text:p>
          </table:table-cell>
          <table:table-cell office:value-type="string" table:style-name="ce2">
            <text:p>80.7</text:p>
          </table:table-cell>
          <table:table-cell office:value-type="float" office:value="598236" table:style-name="ce2">
            <text:p>598236</text:p>
          </table:table-cell>
          <table:table-cell office:value-type="float" office:value="47326" table:style-name="ce2">
            <text:p>47326</text:p>
          </table:table-cell>
          <table:table-cell office:value-type="float" office:value="303364" table:style-name="ce2">
            <text:p>303364</text:p>
          </table:table-cell>
          <table:table-cell office:value-type="string" table:style-name="ce2">
            <text:p>23.1</text:p>
          </table:table-cell>
          <table:table-cell office:value-type="float" office:value="74708" table:style-name="ce2">
            <text:p>7470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LGA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40.7761</text:p>
          </table:table-cell>
          <table:table-cell office:value-type="string" table:style-name="ce1">
            <text:p>-73.8727</text:p>
          </table:table-cell>
          <table:table-cell office:value-type="string" table:style-name="ce1">
            <text:p>New York</text:p>
          </table:table-cell>
          <table:table-cell office:value-type="float" office:value="8175133" table:style-name="ce2">
            <text:p>8175133</text:p>
          </table:table-cell>
          <table:table-cell office:value-type="float" office:value="8537673" table:style-name="ce2">
            <text:p>8537673</text:p>
          </table:table-cell>
          <table:table-cell office:value-type="float" office:value="8426743" table:style-name="ce2">
            <text:p>8426743</text:p>
          </table:table-cell>
          <table:table-cell office:value-type="string" table:style-name="ce2">
            <text:p>35.8</text:p>
          </table:table-cell>
          <table:table-cell office:value-type="float" office:value="1050911" table:style-name="ce2">
            <text:p>1050911</text:p>
          </table:table-cell>
          <table:table-cell office:value-type="string" table:style-name="ce2">
            <text:p>80.3</text:p>
          </table:table-cell>
          <table:table-cell office:value-type="float" office:value="3422225" table:style-name="ce2">
            <text:p>3422225</text:p>
          </table:table-cell>
          <table:table-cell office:value-type="float" office:value="53373" table:style-name="ce2">
            <text:p>53373</text:p>
          </table:table-cell>
          <table:table-cell office:value-type="float" office:value="3138169" table:style-name="ce2">
            <text:p>3138169</text:p>
          </table:table-cell>
          <table:table-cell office:value-type="string" table:style-name="ce2">
            <text:p>20.6</text:p>
          </table:table-cell>
          <table:table-cell office:value-type="float" office:value="178967" table:style-name="ce2">
            <text:p>178967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ource : coordonnées GPS des POI de Open Street Map (aéroports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 : census.gov, population in 2010</text:p>
          </table:table-cell>
          <table:table-cell table:number-columns-repeated="16383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census" table:style-name="ta2">
        <table:table-column table:style-name="co13" table:default-cell-style-name="ce1"/>
        <table:table-column table:style-name="co6" table:number-columns-repeated="16383" table:default-cell-style-name="ce1"/>
        <table:table-row table:style-name="ro2">
          <table:table-cell table:style-name="ce1"/>
          <table:table-cell office:value-type="string" table:style-name="ce1">
            <text:p>Chicago</text:p>
          </table:table-cell>
          <table:table-cell office:value-type="string" table:style-name="ce2">
            <text:p>Las Vegas</text:p>
          </table:table-cell>
          <table:table-cell office:value-type="string" table:style-name="ce1">
            <text:p>Denver</text:p>
          </table:table-cell>
          <table:table-cell office:value-type="string" table:style-name="ce1">
            <text:p>Atlanta</text:p>
          </table:table-cell>
          <table:table-cell office:value-type="string" table:style-name="ce1">
            <text:p>San Francisco</text:p>
          </table:table-cell>
          <table:table-cell office:value-type="string" table:style-name="ce1">
            <text:p>Newark</text:p>
          </table:table-cell>
          <table:table-cell office:value-type="string" table:style-name="ce1">
            <text:p>Houston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Dallas</text:p>
          </table:table-cell>
          <table:table-cell office:value-type="string" table:style-name="ce1">
            <text:p>Seattle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Philadelphia</text:p>
          </table:table-cell>
          <table:table-cell office:value-type="string" table:style-name="ce1">
            <text:p>Miami</text:p>
          </table:table-cell>
          <table:table-cell office:value-type="string" table:style-name="ce1">
            <text:p>Detroi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Minneapolis</text:p>
          </table:table-cell>
          <table:table-cell office:value-type="string" table:style-name="ce1">
            <text:p>Charlotte</text:p>
          </table:table-cell>
          <table:table-cell office:value-type="string" table:style-name="ce1">
            <text:p>Orlando</text:p>
          </table:table-cell>
          <table:table-cell office:value-type="string" table:style-name="ce1">
            <text:p>Phoenix</text:p>
          </table:table-cell>
          <table:table-cell office:value-type="string" table:style-name="ce1">
            <text:p>New york</text:p>
          </table:table-cell>
          <table:table-cell table:number-columns-repeated="16363"/>
        </table:table-row>
        <table:table-row table:style-name="ro3">
          <table:table-cell office:value-type="string" table:style-name="ce2">
            <text:p>Population_2010</text:p>
          </table:table-cell>
          <table:table-cell office:value-type="float" office:value="2695598" table:style-name="ce2">
            <text:p>2695598</text:p>
          </table:table-cell>
          <table:table-cell office:value-type="float" office:value="583756" table:style-name="ce2">
            <text:p>583756</text:p>
          </table:table-cell>
          <table:table-cell office:value-type="float" office:value="600158" table:style-name="ce2">
            <text:p>600158</text:p>
          </table:table-cell>
          <table:table-cell office:value-type="float" office:value="420003" table:style-name="ce2">
            <text:p>420003</text:p>
          </table:table-cell>
          <table:table-cell office:value-type="float" office:value="805235" table:style-name="ce2">
            <text:p>805235</text:p>
          </table:table-cell>
          <table:table-cell office:value-type="float" office:value="8175133" table:style-name="ce2">
            <text:p>8175133</text:p>
          </table:table-cell>
          <table:table-cell office:value-type="float" office:value="2099451" table:style-name="ce2">
            <text:p>2099451</text:p>
          </table:table-cell>
          <table:table-cell office:value-type="float" office:value="3792621" table:style-name="ce2">
            <text:p>3792621</text:p>
          </table:table-cell>
          <table:table-cell office:value-type="float" office:value="1197816" table:style-name="ce2">
            <text:p>1197816</text:p>
          </table:table-cell>
          <table:table-cell office:value-type="float" office:value="60866" table:style-name="ce2">
            <text:p>60866</text:p>
          </table:table-cell>
          <table:table-cell office:value-type="float" office:value="8175133" table:style-name="ce2">
            <text:p>8175133</text:p>
          </table:table-cell>
          <table:table-cell office:value-type="float" office:value="1526006" table:style-name="ce2">
            <text:p>1526006</text:p>
          </table:table-cell>
          <table:table-cell office:value-type="float" office:value="399457" table:style-name="ce2">
            <text:p>399457</text:p>
          </table:table-cell>
          <table:table-cell office:value-type="float" office:value="713777" table:style-name="ce2">
            <text:p>713777</text:p>
          </table:table-cell>
          <table:table-cell office:value-type="float" office:value="617594" table:style-name="ce2">
            <text:p>617594</text:p>
          </table:table-cell>
          <table:table-cell office:value-type="float" office:value="382578" table:style-name="ce2">
            <text:p>382578</text:p>
          </table:table-cell>
          <table:table-cell office:value-type="float" office:value="731424" table:style-name="ce2">
            <text:p>731424</text:p>
          </table:table-cell>
          <table:table-cell office:value-type="float" office:value="2383" table:style-name="ce2">
            <text:p>2383</text:p>
          </table:table-cell>
          <table:table-cell office:value-type="float" office:value="1445632" table:style-name="ce2">
            <text:p>1445632</text:p>
          </table:table-cell>
          <table:table-cell office:value-type="float" office:value="8175133" table:style-name="ce2">
            <text:p>8175133</text:p>
          </table:table-cell>
          <table:table-cell table:number-columns-repeated="16363"/>
        </table:table-row>
        <table:table-row table:style-name="ro3">
          <table:table-cell office:value-type="string" table:style-name="ce2">
            <text:p>Population_2016</text:p>
          </table:table-cell>
          <table:table-cell office:value-type="float" office:value="2704958" table:style-name="ce2">
            <text:p>2704958</text:p>
          </table:table-cell>
          <table:table-cell office:value-type="float" office:value="632912" table:style-name="ce2">
            <text:p>632912</text:p>
          </table:table-cell>
          <table:table-cell office:value-type="float" office:value="69306" table:style-name="ce2">
            <text:p>69306</text:p>
          </table:table-cell>
          <table:table-cell office:value-type="float" office:value="472522" table:style-name="ce2">
            <text:p>472522</text:p>
          </table:table-cell>
          <table:table-cell office:value-type="float" office:value="870887" table:style-name="ce2">
            <text:p>870887</text:p>
          </table:table-cell>
          <table:table-cell office:value-type="float" office:value="8537673" table:style-name="ce2">
            <text:p>8537673</text:p>
          </table:table-cell>
          <table:table-cell office:value-type="float" office:value="2303482" table:style-name="ce2">
            <text:p>2303482</text:p>
          </table:table-cell>
          <table:table-cell office:value-type="float" office:value="3976322" table:style-name="ce2">
            <text:p>3976322</text:p>
          </table:table-cell>
          <table:table-cell office:value-type="float" office:value="1317929" table:style-name="ce2">
            <text:p>1317929</text:p>
          </table:table-cell>
          <table:table-cell office:value-type="float" office:value="704352" table:style-name="ce2">
            <text:p>704352</text:p>
          </table:table-cell>
          <table:table-cell office:value-type="float" office:value="8537673" table:style-name="ce2">
            <text:p>8537673</text:p>
          </table:table-cell>
          <table:table-cell office:value-type="float" office:value="1567872" table:style-name="ce2">
            <text:p>1567872</text:p>
          </table:table-cell>
          <table:table-cell office:value-type="float" office:value="453579" table:style-name="ce2">
            <text:p>453579</text:p>
          </table:table-cell>
          <table:table-cell office:value-type="float" office:value="672795" table:style-name="ce2">
            <text:p>672795</text:p>
          </table:table-cell>
          <table:table-cell office:value-type="float" office:value="673184" table:style-name="ce2">
            <text:p>673184</text:p>
          </table:table-cell>
          <table:table-cell office:value-type="float" office:value="413651" table:style-name="ce2">
            <text:p>413651</text:p>
          </table:table-cell>
          <table:table-cell office:value-type="float" office:value="842051" table:style-name="ce2">
            <text:p>842051</text:p>
          </table:table-cell>
          <table:table-cell office:value-type="float" office:value="277173" table:style-name="ce2">
            <text:p>277173</text:p>
          </table:table-cell>
          <table:table-cell office:value-type="float" office:value="1615017" table:style-name="ce2">
            <text:p>1615017</text:p>
          </table:table-cell>
          <table:table-cell office:value-type="float" office:value="8537673" table:style-name="ce2">
            <text:p>853767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Population_2015</text:p>
          </table:table-cell>
          <table:table-cell office:value-type="float" office:value="2717534" table:style-name="ce2">
            <text:p>2717534</text:p>
          </table:table-cell>
          <table:table-cell office:value-type="float" office:value="605097" table:style-name="ce2">
            <text:p>605097</text:p>
          </table:table-cell>
          <table:table-cell office:value-type="float" office:value="649654" table:style-name="ce2">
            <text:p>649654</text:p>
          </table:table-cell>
          <table:table-cell office:value-type="float" office:value="448901" table:style-name="ce2">
            <text:p>448901</text:p>
          </table:table-cell>
          <table:table-cell office:value-type="float" office:value="840763" table:style-name="ce2">
            <text:p>840763</text:p>
          </table:table-cell>
          <table:table-cell office:value-type="float" office:value="8426743" table:style-name="ce2">
            <text:p>8426743</text:p>
          </table:table-cell>
          <table:table-cell office:value-type="float" office:value="2217706" table:style-name="ce2">
            <text:p>2217706</text:p>
          </table:table-cell>
          <table:table-cell office:value-type="float" office:value="3900794" table:style-name="ce2">
            <text:p>3900794</text:p>
          </table:table-cell>
          <table:table-cell office:value-type="float" office:value="1260688" table:style-name="ce2">
            <text:p>1260688</text:p>
          </table:table-cell>
          <table:table-cell office:value-type="float" office:value="653017" table:style-name="ce2">
            <text:p>653017</text:p>
          </table:table-cell>
          <table:table-cell office:value-type="float" office:value="8426743" table:style-name="ce2">
            <text:p>8426743</text:p>
          </table:table-cell>
          <table:table-cell office:value-type="float" office:value="1555072" table:style-name="ce2">
            <text:p>1555072</text:p>
          </table:table-cell>
          <table:table-cell office:value-type="float" office:value="424632" table:style-name="ce2">
            <text:p>424632</text:p>
          </table:table-cell>
          <table:table-cell office:value-type="float" office:value="690074" table:style-name="ce2">
            <text:p>690074</text:p>
          </table:table-cell>
          <table:table-cell office:value-type="float" office:value="650281" table:style-name="ce2">
            <text:p>650281</text:p>
          </table:table-cell>
          <table:table-cell office:value-type="float" office:value="39995" table:style-name="ce2">
            <text:p>39995</text:p>
          </table:table-cell>
          <table:table-cell office:value-type="float" office:value="792137" table:style-name="ce2">
            <text:p>792137</text:p>
          </table:table-cell>
          <table:table-cell office:value-type="float" office:value="256738" table:style-name="ce2">
            <text:p>256738</text:p>
          </table:table-cell>
          <table:table-cell office:value-type="float" office:value="1514208" table:style-name="ce2">
            <text:p>1514208</text:p>
          </table:table-cell>
          <table:table-cell office:value-type="float" office:value="8426743" table:style-name="ce2">
            <text:p>842674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Age_median</text:p>
          </table:table-cell>
          <table:table-cell office:value-type="string" table:style-name="ce2">
            <text:p>33.7</text:p>
          </table:table-cell>
          <table:table-cell office:value-type="string" table:style-name="ce2">
            <text:p>36.9</text:p>
          </table:table-cell>
          <table:table-cell office:value-type="string" table:style-name="ce2">
            <text:p>34.1</text:p>
          </table:table-cell>
          <table:table-cell office:value-type="string" table:style-name="ce2">
            <text:p>33.4</text:p>
          </table:table-cell>
          <table:table-cell office:value-type="string" table:style-name="ce2">
            <text:p>38.5</text:p>
          </table:table-cell>
          <table:table-cell office:value-type="string" table:style-name="ce2">
            <text:p>35.8</text:p>
          </table:table-cell>
          <table:table-cell office:value-type="string" table:style-name="ce2">
            <text:p>32.6</text:p>
          </table:table-cell>
          <table:table-cell office:value-type="string" table:style-name="ce2">
            <text:p>34.9</text:p>
          </table:table-cell>
          <table:table-cell office:value-type="string" table:style-name="ce2">
            <text:p>32.4</text:p>
          </table:table-cell>
          <table:table-cell office:value-type="string" table:style-name="ce2">
            <text:p>35.8</text:p>
          </table:table-cell>
          <table:table-cell office:value-type="string" table:style-name="ce2">
            <text:p>35.8</text:p>
          </table:table-cell>
          <table:table-cell office:value-type="string" table:style-name="ce2">
            <text:p>33.7</text:p>
          </table:table-cell>
          <table:table-cell office:value-type="string" table:style-name="ce2">
            <text:p>39.4</text:p>
          </table:table-cell>
          <table:table-cell office:value-type="string" table:style-name="ce2">
            <text:p>35.2</text:p>
          </table:table-cell>
          <table:table-cell office:value-type="string" table:style-name="ce2">
            <text:p>31.6</text:p>
          </table:table-cell>
          <table:table-cell office:value-type="string" table:style-name="ce2">
            <text:p>31.9</text:p>
          </table:table-cell>
          <table:table-cell office:value-type="string" table:style-name="ce2">
            <text:p>33.7</text:p>
          </table:table-cell>
          <table:table-cell office:value-type="string" table:style-name="ce2">
            <text:p>33.1</text:p>
          </table:table-cell>
          <table:table-cell office:value-type="string" table:style-name="ce2">
            <text:p>33.2</text:p>
          </table:table-cell>
          <table:table-cell office:value-type="string" table:style-name="ce2">
            <text:p>35.8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Companies</text:p>
          </table:table-cell>
          <table:table-cell office:value-type="float" office:value="291007" table:style-name="ce2">
            <text:p>291007</text:p>
          </table:table-cell>
          <table:table-cell office:value-type="float" office:value="55856" table:style-name="ce2">
            <text:p>55856</text:p>
          </table:table-cell>
          <table:table-cell office:value-type="float" office:value="79097" table:style-name="ce2">
            <text:p>79097</text:p>
          </table:table-cell>
          <table:table-cell office:value-type="float" office:value="64593" table:style-name="ce2">
            <text:p>64593</text:p>
          </table:table-cell>
          <table:table-cell office:value-type="float" office:value="116803" table:style-name="ce2">
            <text:p>116803</text:p>
          </table:table-cell>
          <table:table-cell office:value-type="float" office:value="1050911" table:style-name="ce2">
            <text:p>1050911</text:p>
          </table:table-cell>
          <table:table-cell office:value-type="float" office:value="260347" table:style-name="ce2">
            <text:p>260347</text:p>
          </table:table-cell>
          <table:table-cell office:value-type="float" office:value="497999" table:style-name="ce2">
            <text:p>497999</text:p>
          </table:table-cell>
          <table:table-cell office:value-type="float" office:value="142658" table:style-name="ce2">
            <text:p>142658</text:p>
          </table:table-cell>
          <table:table-cell office:value-type="float" office:value="83323" table:style-name="ce2">
            <text:p>83323</text:p>
          </table:table-cell>
          <table:table-cell office:value-type="float" office:value="1050911" table:style-name="ce2">
            <text:p>1050911</text:p>
          </table:table-cell>
          <table:table-cell office:value-type="float" office:value="104439" table:style-name="ce2">
            <text:p>104439</text:p>
          </table:table-cell>
          <table:table-cell office:value-type="float" office:value="98222" table:style-name="ce2">
            <text:p>98222</text:p>
          </table:table-cell>
          <table:table-cell office:value-type="float" office:value="61868" table:style-name="ce2">
            <text:p>61868</text:p>
          </table:table-cell>
          <table:table-cell office:value-type="float" office:value="59268" table:style-name="ce2">
            <text:p>59268</text:p>
          </table:table-cell>
          <table:table-cell office:value-type="float" office:value="44702" table:style-name="ce2">
            <text:p>44702</text:p>
          </table:table-cell>
          <table:table-cell office:value-type="float" office:value="81973" table:style-name="ce2">
            <text:p>81973</text:p>
          </table:table-cell>
          <table:table-cell office:value-type="float" office:value="37544" table:style-name="ce2">
            <text:p>37544</text:p>
          </table:table-cell>
          <table:table-cell office:value-type="float" office:value="124033" table:style-name="ce2">
            <text:p>124033</text:p>
          </table:table-cell>
          <table:table-cell office:value-type="float" office:value="1050911" table:style-name="ce2">
            <text:p>10509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graduates_percent</text:p>
          </table:table-cell>
          <table:table-cell office:value-type="string" table:style-name="ce2">
            <text:p>82.3</text:p>
          </table:table-cell>
          <table:table-cell office:value-type="string" table:style-name="ce2">
            <text:p>83.3</text:p>
          </table:table-cell>
          <table:table-cell office:value-type="string" table:style-name="ce2">
            <text:p>86.1</text:p>
          </table:table-cell>
          <table:table-cell office:value-type="string" table:style-name="ce2">
            <text:p>89.0</text:p>
          </table:table-cell>
          <table:table-cell office:value-type="string" table:style-name="ce2">
            <text:p>87.0</text:p>
          </table:table-cell>
          <table:table-cell office:value-type="string" table:style-name="ce2">
            <text:p>80.3</text:p>
          </table:table-cell>
          <table:table-cell office:value-type="string" table:style-name="ce2">
            <text:p>76.7</text:p>
          </table:table-cell>
          <table:table-cell office:value-type="string" table:style-name="ce2">
            <text:p>75.5</text:p>
          </table:table-cell>
          <table:table-cell office:value-type="string" table:style-name="ce2">
            <text:p>74.5</text:p>
          </table:table-cell>
          <table:table-cell office:value-type="string" table:style-name="ce2">
            <text:p>93.4</text:p>
          </table:table-cell>
          <table:table-cell office:value-type="string" table:style-name="ce2">
            <text:p>80.3</text:p>
          </table:table-cell>
          <table:table-cell office:value-type="string" table:style-name="ce2">
            <text:p>82.0</text:p>
          </table:table-cell>
          <table:table-cell office:value-type="string" table:style-name="ce2">
            <text:p>73.2</text:p>
          </table:table-cell>
          <table:table-cell office:value-type="string" table:style-name="ce2">
            <text:p>78.3</text:p>
          </table:table-cell>
          <table:table-cell office:value-type="string" table:style-name="ce2">
            <text:p>85.2</text:p>
          </table:table-cell>
          <table:table-cell office:value-type="string" table:style-name="ce2">
            <text:p>88.6</text:p>
          </table:table-cell>
          <table:table-cell office:value-type="string" table:style-name="ce2">
            <text:p>88.4</text:p>
          </table:table-cell>
          <table:table-cell office:value-type="string" table:style-name="ce2">
            <text:p>89.5</text:p>
          </table:table-cell>
          <table:table-cell office:value-type="string" table:style-name="ce2">
            <text:p>80.7</text:p>
          </table:table-cell>
          <table:table-cell office:value-type="string" table:style-name="ce2">
            <text:p>80.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Housings</text:p>
          </table:table-cell>
          <table:table-cell office:value-type="float" office:value="1192544" table:style-name="ce2">
            <text:p>1192544</text:p>
          </table:table-cell>
          <table:table-cell office:value-type="float" office:value="250279" table:style-name="ce2">
            <text:p>250279</text:p>
          </table:table-cell>
          <table:table-cell office:value-type="float" office:value="294191" table:style-name="ce2">
            <text:p>294191</text:p>
          </table:table-cell>
          <table:table-cell office:value-type="float" office:value="228579" table:style-name="ce2">
            <text:p>228579</text:p>
          </table:table-cell>
          <table:table-cell office:value-type="float" office:value="383676" table:style-name="ce2">
            <text:p>383676</text:p>
          </table:table-cell>
          <table:table-cell office:value-type="float" office:value="3422225" table:style-name="ce2">
            <text:p>3422225</text:p>
          </table:table-cell>
          <table:table-cell office:value-type="float" office:value="927107" table:style-name="ce2">
            <text:p>927107</text:p>
          </table:table-cell>
          <table:table-cell office:value-type="float" office:value="1436543" table:style-name="ce2">
            <text:p>1436543</text:p>
          </table:table-cell>
          <table:table-cell office:value-type="float" office:value="533556" table:style-name="ce2">
            <text:p>533556</text:p>
          </table:table-cell>
          <table:table-cell office:value-type="float" office:value="31595" table:style-name="ce2">
            <text:p>31595</text:p>
          </table:table-cell>
          <table:table-cell office:value-type="float" office:value="3422225" table:style-name="ce2">
            <text:p>3422225</text:p>
          </table:table-cell>
          <table:table-cell office:value-type="float" office:value="670229" table:style-name="ce2">
            <text:p>670229</text:p>
          </table:table-cell>
          <table:table-cell office:value-type="float" office:value="192067" table:style-name="ce2">
            <text:p>192067</text:p>
          </table:table-cell>
          <table:table-cell office:value-type="float" office:value="365528" table:style-name="ce2">
            <text:p>365528</text:p>
          </table:table-cell>
          <table:table-cell office:value-type="float" office:value="278521" table:style-name="ce2">
            <text:p>278521</text:p>
          </table:table-cell>
          <table:table-cell office:value-type="float" office:value="180989" table:style-name="ce2">
            <text:p>180989</text:p>
          </table:table-cell>
          <table:table-cell office:value-type="float" office:value="333257" table:style-name="ce2">
            <text:p>333257</text:p>
          </table:table-cell>
          <table:table-cell office:value-type="float" office:value="123916" table:style-name="ce2">
            <text:p>123916</text:p>
          </table:table-cell>
          <table:table-cell office:value-type="float" office:value="598236" table:style-name="ce2">
            <text:p>598236</text:p>
          </table:table-cell>
          <table:table-cell office:value-type="float" office:value="3422225" table:style-name="ce2">
            <text:p>3422225</text:p>
          </table:table-cell>
          <table:table-cell table:number-columns-repeated="16363"/>
        </table:table-row>
        <table:table-row table:style-name="ro3">
          <table:table-cell office:value-type="string" table:style-name="ce2">
            <text:p>Household_income_median</text:p>
          </table:table-cell>
          <table:table-cell office:value-type="float" office:value="48522" table:style-name="ce2">
            <text:p>48522</text:p>
          </table:table-cell>
          <table:table-cell office:value-type="float" office:value="50202" table:style-name="ce2">
            <text:p>50202</text:p>
          </table:table-cell>
          <table:table-cell office:value-type="float" office:value="53637" table:style-name="ce2">
            <text:p>53637</text:p>
          </table:table-cell>
          <table:table-cell office:value-type="float" office:value="47527" table:style-name="ce2">
            <text:p>47527</text:p>
          </table:table-cell>
          <table:table-cell office:value-type="float" office:value="81294" table:style-name="ce2">
            <text:p>81294</text:p>
          </table:table-cell>
          <table:table-cell office:value-type="float" office:value="53373" table:style-name="ce2">
            <text:p>53373</text:p>
          </table:table-cell>
          <table:table-cell office:value-type="float" office:value="46187" table:style-name="ce2">
            <text:p>46187</text:p>
          </table:table-cell>
          <table:table-cell office:value-type="float" office:value="50205" table:style-name="ce2">
            <text:p>50205</text:p>
          </table:table-cell>
          <table:table-cell office:value-type="float" office:value="43781" table:style-name="ce2">
            <text:p>43781</text:p>
          </table:table-cell>
          <table:table-cell office:value-type="float" office:value="70594" table:style-name="ce2">
            <text:p>70594</text:p>
          </table:table-cell>
          <table:table-cell office:value-type="float" office:value="53373" table:style-name="ce2">
            <text:p>53373</text:p>
          </table:table-cell>
          <table:table-cell office:value-type="float" office:value="38253" table:style-name="ce2">
            <text:p>38253</text:p>
          </table:table-cell>
          <table:table-cell office:value-type="float" office:value="31051" table:style-name="ce2">
            <text:p>31051</text:p>
          </table:table-cell>
          <table:table-cell office:value-type="float" office:value="25764" table:style-name="ce2">
            <text:p>25764</text:p>
          </table:table-cell>
          <table:table-cell office:value-type="float" office:value="55777" table:style-name="ce2">
            <text:p>55777</text:p>
          </table:table-cell>
          <table:table-cell office:value-type="float" office:value="5148" table:style-name="ce2">
            <text:p>5148</text:p>
          </table:table-cell>
          <table:table-cell office:value-type="float" office:value="53637" table:style-name="ce2">
            <text:p>53637</text:p>
          </table:table-cell>
          <table:table-cell office:value-type="float" office:value="42318" table:style-name="ce2">
            <text:p>42318</text:p>
          </table:table-cell>
          <table:table-cell office:value-type="float" office:value="47326" table:style-name="ce2">
            <text:p>47326</text:p>
          </table:table-cell>
          <table:table-cell office:value-type="float" office:value="53373" table:style-name="ce2">
            <text:p>5337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oreign_born</text:p>
          </table:table-cell>
          <table:table-cell office:value-type="float" office:value="572066" table:style-name="ce2">
            <text:p>572066</text:p>
          </table:table-cell>
          <table:table-cell office:value-type="float" office:value="127458" table:style-name="ce2">
            <text:p>127458</text:p>
          </table:table-cell>
          <table:table-cell office:value-type="float" office:value="10437" table:style-name="ce2">
            <text:p>10437</text:p>
          </table:table-cell>
          <table:table-cell office:value-type="float" office:value="32701" table:style-name="ce2">
            <text:p>32701</text:p>
          </table:table-cell>
          <table:table-cell office:value-type="float" office:value="295417" table:style-name="ce2">
            <text:p>295417</text:p>
          </table:table-cell>
          <table:table-cell office:value-type="float" office:value="3138169" table:style-name="ce2">
            <text:p>3138169</text:p>
          </table:table-cell>
          <table:table-cell office:value-type="float" office:value="632743" table:style-name="ce2">
            <text:p>632743</text:p>
          </table:table-cell>
          <table:table-cell office:value-type="float" office:value="1489926" table:style-name="ce2">
            <text:p>1489926</text:p>
          </table:table-cell>
          <table:table-cell office:value-type="float" office:value="305921" table:style-name="ce2">
            <text:p>305921</text:p>
          </table:table-cell>
          <table:table-cell office:value-type="float" office:value="118225" table:style-name="ce2">
            <text:p>118225</text:p>
          </table:table-cell>
          <table:table-cell office:value-type="float" office:value="3138169" table:style-name="ce2">
            <text:p>3138169</text:p>
          </table:table-cell>
          <table:table-cell office:value-type="float" office:value="197563" table:style-name="ce2">
            <text:p>197563</text:p>
          </table:table-cell>
          <table:table-cell office:value-type="float" office:value="243317" table:style-name="ce2">
            <text:p>243317</text:p>
          </table:table-cell>
          <table:table-cell office:value-type="float" office:value="37107" table:style-name="ce2">
            <text:p>37107</text:p>
          </table:table-cell>
          <table:table-cell office:value-type="float" office:value="177563" table:style-name="ce2">
            <text:p>177563</text:p>
          </table:table-cell>
          <table:table-cell office:value-type="float" office:value="61918" table:style-name="ce2">
            <text:p>61918</text:p>
          </table:table-cell>
          <table:table-cell office:value-type="float" office:value="124408" table:style-name="ce2">
            <text:p>124408</text:p>
          </table:table-cell>
          <table:table-cell office:value-type="float" office:value="46892" table:style-name="ce2">
            <text:p>46892</text:p>
          </table:table-cell>
          <table:table-cell office:value-type="float" office:value="303364" table:style-name="ce2">
            <text:p>303364</text:p>
          </table:table-cell>
          <table:table-cell office:value-type="float" office:value="3138169" table:style-name="ce2">
            <text:p>313816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Poverty_percent</text:p>
          </table:table-cell>
          <table:table-cell office:value-type="string" table:style-name="ce2">
            <text:p>22.3</text:p>
          </table:table-cell>
          <table:table-cell office:value-type="string" table:style-name="ce2">
            <text:p>17.5</text:p>
          </table:table-cell>
          <table:table-cell office:value-type="string" table:style-name="ce2">
            <text:p>17.3</text:p>
          </table:table-cell>
          <table:table-cell office:value-type="string" table:style-name="ce2">
            <text:p>24.6</text:p>
          </table:table-cell>
          <table:table-cell office:value-type="string" table:style-name="ce2">
            <text:p>13.2</text:p>
          </table:table-cell>
          <table:table-cell office:value-type="string" table:style-name="ce2">
            <text:p>20.6</text:p>
          </table:table-cell>
          <table:table-cell office:value-type="string" table:style-name="ce2">
            <text:p>22.5</text:p>
          </table:table-cell>
          <table:table-cell office:value-type="string" table:style-name="ce2">
            <text:p>22.1</text:p>
          </table:table-cell>
          <table:table-cell office:value-type="string" table:style-name="ce2">
            <text:p>24.0</text:p>
          </table:table-cell>
          <table:table-cell office:value-type="string" table:style-name="ce2">
            <text:p>13.5</text:p>
          </table:table-cell>
          <table:table-cell office:value-type="string" table:style-name="ce2">
            <text:p>20.6</text:p>
          </table:table-cell>
          <table:table-cell office:value-type="string" table:style-name="ce2">
            <text:p>26.4</text:p>
          </table:table-cell>
          <table:table-cell office:value-type="string" table:style-name="ce2">
            <text:p>28.3</text:p>
          </table:table-cell>
          <table:table-cell office:value-type="string" table:style-name="ce2">
            <text:p>40.3</text:p>
          </table:table-cell>
          <table:table-cell office:value-type="string" table:style-name="ce2">
            <text:p>21.5</text:p>
          </table:table-cell>
          <table:table-cell office:value-type="string" table:style-name="ce2">
            <text:p>21.9</text:p>
          </table:table-cell>
          <table:table-cell office:value-type="string" table:style-name="ce2">
            <text:p>16.8</text:p>
          </table:table-cell>
          <table:table-cell office:value-type="string" table:style-name="ce2">
            <text:p>20.2</text:p>
          </table:table-cell>
          <table:table-cell office:value-type="string" table:style-name="ce2">
            <text:p>23.1</text:p>
          </table:table-cell>
          <table:table-cell office:value-type="string" table:style-name="ce2">
            <text:p>20.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whites</text:p>
          </table:table-cell>
          <table:table-cell office:value-type="float" office:value="1323544" table:style-name="ce2">
            <text:p>1323544</text:p>
          </table:table-cell>
          <table:table-cell office:value-type="float" office:value="391879" table:style-name="ce2">
            <text:p>391879</text:p>
          </table:table-cell>
          <table:table-cell office:value-type="float" office:value="494262" table:style-name="ce2">
            <text:p>494262</text:p>
          </table:table-cell>
          <table:table-cell office:value-type="float" office:value="179569" table:style-name="ce2">
            <text:p>179569</text:p>
          </table:table-cell>
          <table:table-cell office:value-type="float" office:value="409681" table:style-name="ce2">
            <text:p>409681</text:p>
          </table:table-cell>
          <table:table-cell office:value-type="float" office:value="3648214" table:style-name="ce2">
            <text:p>3648214</text:p>
          </table:table-cell>
          <table:table-cell office:value-type="float" office:value="1290888" table:style-name="ce2">
            <text:p>1290888</text:p>
          </table:table-cell>
          <table:table-cell office:value-type="float" office:value="2054187" table:style-name="ce2">
            <text:p>2054187</text:p>
          </table:table-cell>
          <table:table-cell office:value-type="float" office:value="756302" table:style-name="ce2">
            <text:p>756302</text:p>
          </table:table-cell>
          <table:table-cell office:value-type="float" office:value="454" table:style-name="ce2">
            <text:p>454</text:p>
          </table:table-cell>
          <table:table-cell office:value-type="float" office:value="3648214" table:style-name="ce2">
            <text:p>3648214</text:p>
          </table:table-cell>
          <table:table-cell office:value-type="float" office:value="648032" table:style-name="ce2">
            <text:p>648032</text:p>
          </table:table-cell>
          <table:table-cell office:value-type="float" office:value="319262" table:style-name="ce2">
            <text:p>319262</text:p>
          </table:table-cell>
          <table:table-cell office:value-type="float" office:value="9259" table:style-name="ce2">
            <text:p>9259</text:p>
          </table:table-cell>
          <table:table-cell office:value-type="float" office:value="344823" table:style-name="ce2">
            <text:p>344823</text:p>
          </table:table-cell>
          <table:table-cell office:value-type="float" office:value="260948" table:style-name="ce2">
            <text:p>260948</text:p>
          </table:table-cell>
          <table:table-cell office:value-type="float" office:value="408807" table:style-name="ce2">
            <text:p>408807</text:p>
          </table:table-cell>
          <table:table-cell office:value-type="float" office:value="154774" table:style-name="ce2">
            <text:p>154774</text:p>
          </table:table-cell>
          <table:table-cell office:value-type="float" office:value="1128821" table:style-name="ce2">
            <text:p>1128821</text:p>
          </table:table-cell>
          <table:table-cell office:value-type="float" office:value="3648214" table:style-name="ce2">
            <text:p>364821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blacks</text:p>
          </table:table-cell>
          <table:table-cell office:value-type="float" office:value="850821" table:style-name="ce2">
            <text:p>850821</text:p>
          </table:table-cell>
          <table:table-cell office:value-type="float" office:value="68724" table:style-name="ce2">
            <text:p>68724</text:p>
          </table:table-cell>
          <table:table-cell office:value-type="float" office:value="63058" table:style-name="ce2">
            <text:p>63058</text:p>
          </table:table-cell>
          <table:table-cell office:value-type="float" office:value="237347" table:style-name="ce2">
            <text:p>237347</text:p>
          </table:table-cell>
          <table:table-cell office:value-type="float" office:value="46825" table:style-name="ce2">
            <text:p>46825</text:p>
          </table:table-cell>
          <table:table-cell office:value-type="float" office:value="2065597" table:style-name="ce2">
            <text:p>2065597</text:p>
          </table:table-cell>
          <table:table-cell office:value-type="float" office:value="511729" table:style-name="ce2">
            <text:p>511729</text:p>
          </table:table-cell>
          <table:table-cell office:value-type="float" office:value="352735" table:style-name="ce2">
            <text:p>352735</text:p>
          </table:table-cell>
          <table:table-cell office:value-type="float" office:value="307335" table:style-name="ce2">
            <text:p>307335</text:p>
          </table:table-cell>
          <table:table-cell office:value-type="float" office:value="47202" table:style-name="ce2">
            <text:p>47202</text:p>
          </table:table-cell>
          <table:table-cell office:value-type="float" office:value="2065597" table:style-name="ce2">
            <text:p>2065597</text:p>
          </table:table-cell>
          <table:table-cell office:value-type="float" office:value="664911" table:style-name="ce2">
            <text:p>664911</text:p>
          </table:table-cell>
          <table:table-cell office:value-type="float" office:value="82084" table:style-name="ce2">
            <text:p>82084</text:p>
          </table:table-cell>
          <table:table-cell office:value-type="float" office:value="552875" table:style-name="ce2">
            <text:p>552875</text:p>
          </table:table-cell>
          <table:table-cell office:value-type="float" office:value="163999" table:style-name="ce2">
            <text:p>163999</text:p>
          </table:table-cell>
          <table:table-cell office:value-type="float" office:value="73216" table:style-name="ce2">
            <text:p>73216</text:p>
          </table:table-cell>
          <table:table-cell office:value-type="float" office:value="276575" table:style-name="ce2">
            <text:p>276575</text:p>
          </table:table-cell>
          <table:table-cell office:value-type="float" office:value="6984" table:style-name="ce2">
            <text:p>6984</text:p>
          </table:table-cell>
          <table:table-cell office:value-type="float" office:value="104949" table:style-name="ce2">
            <text:p>104949</text:p>
          </table:table-cell>
          <table:table-cell office:value-type="float" office:value="2065597" table:style-name="ce2">
            <text:p>206559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natives</text:p>
          </table:table-cell>
          <table:table-cell office:value-type="float" office:value="7585" table:style-name="ce2">
            <text:p>7585</text:p>
          </table:table-cell>
          <table:table-cell office:value-type="float" office:value="4129" table:style-name="ce2">
            <text:p>4129</text:p>
          </table:table-cell>
          <table:table-cell office:value-type="float" office:value="7027" table:style-name="ce2">
            <text:p>7027</text:p>
          </table:table-cell>
          <table:table-cell office:value-type="float" office:value="107" table:style-name="ce2">
            <text:p>107</text:p>
          </table:table-cell>
          <table:table-cell office:value-type="float" office:value="2854" table:style-name="ce2">
            <text:p>2854</text:p>
          </table:table-cell>
          <table:table-cell office:value-type="float" office:value="3279" table:style-name="ce2">
            <text:p>3279</text:p>
          </table:table-cell>
          <table:table-cell office:value-type="float" office:value="8538" table:style-name="ce2">
            <text:p>8538</text:p>
          </table:table-cell>
          <table:table-cell office:value-type="float" office:value="25479" table:style-name="ce2">
            <text:p>25479</text:p>
          </table:table-cell>
          <table:table-cell office:value-type="float" office:value="3491" table:style-name="ce2">
            <text:p>3491</text:p>
          </table:table-cell>
          <table:table-cell office:value-type="float" office:value="444" table:style-name="ce2">
            <text:p>444</text:p>
          </table:table-cell>
          <table:table-cell office:value-type="float" office:value="3279" table:style-name="ce2">
            <text:p>3279</text:p>
          </table:table-cell>
          <table:table-cell office:value-type="float" office:value="5326" table:style-name="ce2">
            <text:p>5326</text:p>
          </table:table-cell>
          <table:table-cell office:value-type="float" office:value="644" table:style-name="ce2">
            <text:p>644</text:p>
          </table:table-cell>
          <table:table-cell office:value-type="float" office:value="2288" table:style-name="ce2">
            <text:p>2288</text:p>
          </table:table-cell>
          <table:table-cell office:value-type="float" office:value="24" table:style-name="ce2">
            <text:p>24</text:p>
          </table:table-cell>
          <table:table-cell office:value-type="float" office:value="531" table:style-name="ce2">
            <text:p>531</text:p>
          </table:table-cell>
          <table:table-cell office:value-type="float" office:value="2579" table:style-name="ce2">
            <text:p>2579</text:p>
          </table:table-cell>
          <table:table-cell office:value-type="float" office:value="663" table:style-name="ce2">
            <text:p>663</text:p>
          </table:table-cell>
          <table:table-cell office:value-type="float" office:value="3072" table:style-name="ce2">
            <text:p>3072</text:p>
          </table:table-cell>
          <table:table-cell office:value-type="float" office:value="3279" table:style-name="ce2">
            <text:p>327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asians</text:p>
          </table:table-cell>
          <table:table-cell office:value-type="float" office:value="162002" table:style-name="ce2">
            <text:p>162002</text:p>
          </table:table-cell>
          <table:table-cell office:value-type="float" office:value="40218" table:style-name="ce2">
            <text:p>40218</text:p>
          </table:table-cell>
          <table:table-cell office:value-type="float" office:value="231" table:style-name="ce2">
            <text:p>231</text:p>
          </table:table-cell>
          <table:table-cell office:value-type="float" office:value="17523" table:style-name="ce2">
            <text:p>17523</text:p>
          </table:table-cell>
          <table:table-cell office:value-type="float" office:value="284426" table:style-name="ce2">
            <text:p>284426</text:p>
          </table:table-cell>
          <table:table-cell office:value-type="float" office:value="1139294" table:style-name="ce2">
            <text:p>1139294</text:p>
          </table:table-cell>
          <table:table-cell office:value-type="float" office:value="14226" table:style-name="ce2">
            <text:p>14226</text:p>
          </table:table-cell>
          <table:table-cell office:value-type="float" office:value="451271" table:style-name="ce2">
            <text:p>451271</text:p>
          </table:table-cell>
          <table:table-cell office:value-type="float" office:value="38392" table:style-name="ce2">
            <text:p>38392</text:p>
          </table:table-cell>
          <table:table-cell office:value-type="float" office:value="92776" table:style-name="ce2">
            <text:p>92776</text:p>
          </table:table-cell>
          <table:table-cell office:value-type="float" office:value="1139294" table:style-name="ce2">
            <text:p>1139294</text:p>
          </table:table-cell>
          <table:table-cell office:value-type="float" office:value="106753" table:style-name="ce2">
            <text:p>106753</text:p>
          </table:table-cell>
          <table:table-cell office:value-type="float" office:value="3859" table:style-name="ce2">
            <text:p>3859</text:p>
          </table:table-cell>
          <table:table-cell office:value-type="float" office:value="87" table:style-name="ce2">
            <text:p>87</text:p>
          </table:table-cell>
          <table:table-cell office:value-type="float" office:value="60588" table:style-name="ce2">
            <text:p>60588</text:p>
          </table:table-cell>
          <table:table-cell office:value-type="float" office:value="24091" table:style-name="ce2">
            <text:p>24091</text:p>
          </table:table-cell>
          <table:table-cell office:value-type="float" office:value="458" table:style-name="ce2">
            <text:p>458</text:p>
          </table:table-cell>
          <table:table-cell office:value-type="float" office:value="8944" table:style-name="ce2">
            <text:p>8944</text:p>
          </table:table-cell>
          <table:table-cell office:value-type="float" office:value="51159" table:style-name="ce2">
            <text:p>51159</text:p>
          </table:table-cell>
          <table:table-cell office:value-type="float" office:value="1139294" table:style-name="ce2">
            <text:p>113929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pacific_islanders</text:p>
          </table:table-cell>
          <table:table-cell office:value-type="float" office:value="698" table:style-name="ce2">
            <text:p>698</text:p>
          </table:table-cell>
          <table:table-cell office:value-type="float" office:value="3611" table:style-name="ce2">
            <text:p>3611</text:p>
          </table:table-cell>
          <table:table-cell office:value-type="float" office:value="850" table:style-name="ce2">
            <text:p>850</text:p>
          </table:table-cell>
          <table:table-cell office:value-type="float" office:value="180" table:style-name="ce2">
            <text:p>180</text:p>
          </table:table-cell>
          <table:table-cell office:value-type="float" office:value="3649" table:style-name="ce2">
            <text:p>3649</text:p>
          </table:table-cell>
          <table:table-cell office:value-type="float" office:value="3389" table:style-name="ce2">
            <text:p>3389</text:p>
          </table:table-cell>
          <table:table-cell office:value-type="float" office:value="1291" table:style-name="ce2">
            <text:p>1291</text:p>
          </table:table-cell>
          <table:table-cell office:value-type="float" office:value="6891" table:style-name="ce2">
            <text:p>6891</text:p>
          </table:table-cell>
          <table:table-cell office:value-type="float" office:value="512" table:style-name="ce2">
            <text:p>512</text:p>
          </table:table-cell>
          <table:table-cell office:value-type="float" office:value="2542" table:style-name="ce2">
            <text:p>2542</text:p>
          </table:table-cell>
          <table:table-cell office:value-type="float" office:value="3389" table:style-name="ce2">
            <text:p>3389</text:p>
          </table:table-cell>
          <table:table-cell office:value-type="float" office:value="1874" table:style-name="ce2">
            <text:p>1874</text:p>
          </table:table-cell>
          <table:table-cell office:value-type="float" office:value="88" table:style-name="ce2">
            <text:p>88</text:p>
          </table:table-cell>
          <table:table-cell office:value-type="float" office:value="88" table:style-name="ce2">
            <text:p>88</text:p>
          </table:table-cell>
          <table:table-cell office:value-type="float" office:value="91" table:style-name="ce2">
            <text:p>91</text:p>
          </table:table-cell>
          <table:table-cell office:value-type="float" office:value="118" table:style-name="ce2">
            <text:p>118</text:p>
          </table:table-cell>
          <table:table-cell office:value-type="float" office:value="442" table:style-name="ce2">
            <text:p>442</text:p>
          </table:table-cell>
          <table:table-cell office:value-type="float" office:value="54" table:style-name="ce2">
            <text:p>54</text:p>
          </table:table-cell>
          <table:table-cell office:value-type="float" office:value="3036" table:style-name="ce2">
            <text:p>3036</text:p>
          </table:table-cell>
          <table:table-cell office:value-type="float" office:value="3389" table:style-name="ce2">
            <text:p>338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other_origins</text:p>
          </table:table-cell>
          <table:table-cell office:value-type="float" office:value="306944" table:style-name="ce2">
            <text:p>306944</text:p>
          </table:table-cell>
          <table:table-cell office:value-type="float" office:value="68132" table:style-name="ce2">
            <text:p>68132</text:p>
          </table:table-cell>
          <table:table-cell office:value-type="float" office:value="38828" table:style-name="ce2">
            <text:p>38828</text:p>
          </table:table-cell>
          <table:table-cell office:value-type="float" office:value="467" table:style-name="ce2">
            <text:p>467</text:p>
          </table:table-cell>
          <table:table-cell office:value-type="float" office:value="54388" table:style-name="ce2">
            <text:p>54388</text:p>
          </table:table-cell>
          <table:table-cell office:value-type="float" office:value="1269789" table:style-name="ce2">
            <text:p>1269789</text:p>
          </table:table-cell>
          <table:table-cell office:value-type="float" office:value="21928" table:style-name="ce2">
            <text:p>21928</text:p>
          </table:table-cell>
          <table:table-cell office:value-type="float" office:value="872638" table:style-name="ce2">
            <text:p>872638</text:p>
          </table:table-cell>
          <table:table-cell office:value-type="float" office:value="125668" table:style-name="ce2">
            <text:p>125668</text:p>
          </table:table-cell>
          <table:table-cell office:value-type="float" office:value="12135" table:style-name="ce2">
            <text:p>12135</text:p>
          </table:table-cell>
          <table:table-cell office:value-type="float" office:value="1269789" table:style-name="ce2">
            <text:p>1269789</text:p>
          </table:table-cell>
          <table:table-cell office:value-type="float" office:value="86668" table:style-name="ce2">
            <text:p>86668</text:p>
          </table:table-cell>
          <table:table-cell office:value-type="float" office:value="12353" table:style-name="ce2">
            <text:p>12353</text:p>
          </table:table-cell>
          <table:table-cell office:value-type="float" office:value="1935" table:style-name="ce2">
            <text:p>1935</text:p>
          </table:table-cell>
          <table:table-cell office:value-type="float" office:value="48814" table:style-name="ce2">
            <text:p>48814</text:p>
          </table:table-cell>
          <table:table-cell office:value-type="float" office:value="1672" table:style-name="ce2">
            <text:p>1672</text:p>
          </table:table-cell>
          <table:table-cell office:value-type="float" office:value="36153" table:style-name="ce2">
            <text:p>36153</text:p>
          </table:table-cell>
          <table:table-cell office:value-type="float" office:value="15837" table:style-name="ce2">
            <text:p>15837</text:p>
          </table:table-cell>
          <table:table-cell office:value-type="float" office:value="148232" table:style-name="ce2">
            <text:p>148232</text:p>
          </table:table-cell>
          <table:table-cell office:value-type="float" office:value="1269789" table:style-name="ce2">
            <text:p>1269789</text:p>
          </table:table-cell>
          <table:table-cell table:number-columns-repeated="16363"/>
        </table:table-row>
        <table:table-row table:style-name="ro3">
          <table:table-cell office:value-type="string" table:style-name="ce2">
            <text:p>Two or More Races</text:p>
          </table:table-cell>
          <table:table-cell office:value-type="float" office:value="6594" table:style-name="ce2">
            <text:p>6594</text:p>
          </table:table-cell>
          <table:table-cell office:value-type="float" office:value="28404" table:style-name="ce2">
            <text:p>28404</text:p>
          </table:table-cell>
          <table:table-cell office:value-type="float" office:value="22529" table:style-name="ce2">
            <text:p>22529</text:p>
          </table:table-cell>
          <table:table-cell office:value-type="float" office:value="8542" table:style-name="ce2">
            <text:p>8542</text:p>
          </table:table-cell>
          <table:table-cell office:value-type="float" office:value="3894" table:style-name="ce2">
            <text:p>3894</text:p>
          </table:table-cell>
          <table:table-cell office:value-type="float" office:value="26767" table:style-name="ce2">
            <text:p>26767</text:p>
          </table:table-cell>
          <table:table-cell office:value-type="float" office:value="4372" table:style-name="ce2">
            <text:p>4372</text:p>
          </table:table-cell>
          <table:table-cell office:value-type="float" office:value="137593" table:style-name="ce2">
            <text:p>137593</text:p>
          </table:table-cell>
          <table:table-cell office:value-type="float" office:value="28988" table:style-name="ce2">
            <text:p>28988</text:p>
          </table:table-cell>
          <table:table-cell office:value-type="float" office:value="39922" table:style-name="ce2">
            <text:p>39922</text:p>
          </table:table-cell>
          <table:table-cell office:value-type="float" office:value="26767" table:style-name="ce2">
            <text:p>26767</text:p>
          </table:table-cell>
          <table:table-cell office:value-type="float" office:value="41508" table:style-name="ce2">
            <text:p>41508</text:p>
          </table:table-cell>
          <table:table-cell office:value-type="float" office:value="6342" table:style-name="ce2">
            <text:p>6342</text:p>
          </table:table-cell>
          <table:table-cell office:value-type="float" office:value="14183" table:style-name="ce2">
            <text:p>14183</text:p>
          </table:table-cell>
          <table:table-cell office:value-type="float" office:value="29566" table:style-name="ce2">
            <text:p>29566</text:p>
          </table:table-cell>
          <table:table-cell office:value-type="float" office:value="19547" table:style-name="ce2">
            <text:p>19547</text:p>
          </table:table-cell>
          <table:table-cell office:value-type="float" office:value="21781" table:style-name="ce2">
            <text:p>21781</text:p>
          </table:table-cell>
          <table:table-cell office:value-type="float" office:value="6626" table:style-name="ce2">
            <text:p>6626</text:p>
          </table:table-cell>
          <table:table-cell office:value-type="float" office:value="47291" table:style-name="ce2">
            <text:p>47291</text:p>
          </table:table-cell>
          <table:table-cell office:value-type="float" office:value="26767" table:style-name="ce2">
            <text:p>26767</text:p>
          </table:table-cell>
          <table:table-cell table:number-columns-repeated="16363"/>
        </table:table-row>
        <table:table-row table:style-name="ro4">
          <table:table-cell office:value-type="string" table:style-name="ce2">
            <text:p>Hispanic or Latino (of any race)</text:p>
          </table:table-cell>
          <table:table-cell office:value-type="float" office:value="790649" table:style-name="ce2">
            <text:p>790649</text:p>
          </table:table-cell>
          <table:table-cell office:value-type="float" office:value="194852" table:style-name="ce2">
            <text:p>194852</text:p>
          </table:table-cell>
          <table:table-cell office:value-type="float" office:value="201019" table:style-name="ce2">
            <text:p>201019</text:p>
          </table:table-cell>
          <table:table-cell office:value-type="float" office:value="22495" table:style-name="ce2">
            <text:p>22495</text:p>
          </table:table-cell>
          <table:table-cell office:value-type="float" office:value="128619" table:style-name="ce2">
            <text:p>128619</text:p>
          </table:table-cell>
          <table:table-cell office:value-type="float" office:value="2437297" table:style-name="ce2">
            <text:p>2437297</text:p>
          </table:table-cell>
          <table:table-cell office:value-type="float" office:value="972785" table:style-name="ce2">
            <text:p>972785</text:p>
          </table:table-cell>
          <table:table-cell office:value-type="float" office:value="1898577" table:style-name="ce2">
            <text:p>1898577</text:p>
          </table:table-cell>
          <table:table-cell office:value-type="float" office:value="526022" table:style-name="ce2">
            <text:p>526022</text:p>
          </table:table-cell>
          <table:table-cell office:value-type="float" office:value="4249" table:style-name="ce2">
            <text:p>4249</text:p>
          </table:table-cell>
          <table:table-cell office:value-type="float" office:value="2437297" table:style-name="ce2">
            <text:p>2437297</text:p>
          </table:table-cell>
          <table:table-cell office:value-type="float" office:value="207721" table:style-name="ce2">
            <text:p>207721</text:p>
          </table:table-cell>
          <table:table-cell office:value-type="float" office:value="300112" table:style-name="ce2">
            <text:p>300112</text:p>
          </table:table-cell>
          <table:table-cell office:value-type="float" office:value="52996" table:style-name="ce2">
            <text:p>52996</text:p>
          </table:table-cell>
          <table:table-cell office:value-type="float" office:value="122317" table:style-name="ce2">
            <text:p>122317</text:p>
          </table:table-cell>
          <table:table-cell office:value-type="float" office:value="39857" table:style-name="ce2">
            <text:p>39857</text:p>
          </table:table-cell>
          <table:table-cell office:value-type="float" office:value="107284" table:style-name="ce2">
            <text:p>107284</text:p>
          </table:table-cell>
          <table:table-cell office:value-type="float" office:value="74281" table:style-name="ce2">
            <text:p>74281</text:p>
          </table:table-cell>
          <table:table-cell office:value-type="float" office:value="625378" table:style-name="ce2">
            <text:p>625378</text:p>
          </table:table-cell>
          <table:table-cell office:value-type="float" office:value="2437297" table:style-name="ce2">
            <text:p>2437297</text:p>
          </table:table-cell>
          <table:table-cell table:number-columns-repeated="16363"/>
        </table:table-row>
        <table:table-row table:style-name="ro5">
          <table:table-cell office:value-type="string" table:style-name="ce2">
            <text:p>White alone, Not Hispanic or Latino</text:p>
          </table:table-cell>
          <table:table-cell office:value-type="float" office:value="875333" table:style-name="ce2">
            <text:p>875333</text:p>
          </table:table-cell>
          <table:table-cell office:value-type="float" office:value="277879" table:style-name="ce2">
            <text:p>277879</text:p>
          </table:table-cell>
          <table:table-cell office:value-type="float" office:value="344954" table:style-name="ce2">
            <text:p>344954</text:p>
          </table:table-cell>
          <table:table-cell office:value-type="float" office:value="165309" table:style-name="ce2">
            <text:p>165309</text:p>
          </table:table-cell>
          <table:table-cell office:value-type="float" office:value="346732" table:style-name="ce2">
            <text:p>346732</text:p>
          </table:table-cell>
          <table:table-cell office:value-type="float" office:value="2739755" table:style-name="ce2">
            <text:p>2739755</text:p>
          </table:table-cell>
          <table:table-cell office:value-type="float" office:value="565792" table:style-name="ce2">
            <text:p>565792</text:p>
          </table:table-cell>
          <table:table-cell office:value-type="float" office:value="1107571" table:style-name="ce2">
            <text:p>1107571</text:p>
          </table:table-cell>
          <table:table-cell office:value-type="float" office:value="370257" table:style-name="ce2">
            <text:p>370257</text:p>
          </table:table-cell>
          <table:table-cell office:value-type="float" office:value="430085" table:style-name="ce2">
            <text:p>430085</text:p>
          </table:table-cell>
          <table:table-cell office:value-type="float" office:value="2739755" table:style-name="ce2">
            <text:p>2739755</text:p>
          </table:table-cell>
          <table:table-cell office:value-type="float" office:value="557211" table:style-name="ce2">
            <text:p>557211</text:p>
          </table:table-cell>
          <table:table-cell office:value-type="float" office:value="4835" table:style-name="ce2">
            <text:p>4835</text:p>
          </table:table-cell>
          <table:table-cell office:value-type="float" office:value="6304" table:style-name="ce2">
            <text:p>6304</text:p>
          </table:table-cell>
          <table:table-cell office:value-type="float" office:value="295886" table:style-name="ce2">
            <text:p>295886</text:p>
          </table:table-cell>
          <table:table-cell office:value-type="float" office:value="241066" table:style-name="ce2">
            <text:p>241066</text:p>
          </table:table-cell>
          <table:table-cell office:value-type="float" office:value="344692" table:style-name="ce2">
            <text:p>344692</text:p>
          </table:table-cell>
          <table:table-cell office:value-type="float" office:value="100449" table:style-name="ce2">
            <text:p>100449</text:p>
          </table:table-cell>
          <table:table-cell office:value-type="float" office:value="680907" table:style-name="ce2">
            <text:p>680907</text:p>
          </table:table-cell>
          <table:table-cell office:value-type="float" office:value="2739755" table:style-name="ce2">
            <text:p>273975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Veterans</text:p>
          </table:table-cell>
          <table:table-cell office:value-type="float" office:value="8284" table:style-name="ce2">
            <text:p>8284</text:p>
          </table:table-cell>
          <table:table-cell office:value-type="float" office:value="45145" table:style-name="ce2">
            <text:p>45145</text:p>
          </table:table-cell>
          <table:table-cell office:value-type="float" office:value="32249" table:style-name="ce2">
            <text:p>32249</text:p>
          </table:table-cell>
          <table:table-cell office:value-type="float" office:value="20009" table:style-name="ce2">
            <text:p>20009</text:p>
          </table:table-cell>
          <table:table-cell office:value-type="float" office:value="26401" table:style-name="ce2">
            <text:p>26401</text:p>
          </table:table-cell>
          <table:table-cell office:value-type="float" office:value="178967" table:style-name="ce2">
            <text:p>178967</text:p>
          </table:table-cell>
          <table:table-cell office:value-type="float" office:value="78064" table:style-name="ce2">
            <text:p>78064</text:p>
          </table:table-cell>
          <table:table-cell office:value-type="float" office:value="97236" table:style-name="ce2">
            <text:p>97236</text:p>
          </table:table-cell>
          <table:table-cell office:value-type="float" office:value="467" table:style-name="ce2">
            <text:p>467</text:p>
          </table:table-cell>
          <table:table-cell office:value-type="float" office:value="31945" table:style-name="ce2">
            <text:p>31945</text:p>
          </table:table-cell>
          <table:table-cell office:value-type="float" office:value="178967" table:style-name="ce2">
            <text:p>178967</text:p>
          </table:table-cell>
          <table:table-cell office:value-type="float" office:value="6659" table:style-name="ce2">
            <text:p>6659</text:p>
          </table:table-cell>
          <table:table-cell office:value-type="float" office:value="6872" table:style-name="ce2">
            <text:p>6872</text:p>
          </table:table-cell>
          <table:table-cell office:value-type="float" office:value="32596" table:style-name="ce2">
            <text:p>32596</text:p>
          </table:table-cell>
          <table:table-cell office:value-type="float" office:value="1818" table:style-name="ce2">
            <text:p>1818</text:p>
          </table:table-cell>
          <table:table-cell office:value-type="float" office:value="16133" table:style-name="ce2">
            <text:p>16133</text:p>
          </table:table-cell>
          <table:table-cell office:value-type="float" office:value="37552" table:style-name="ce2">
            <text:p>37552</text:p>
          </table:table-cell>
          <table:table-cell office:value-type="float" office:value="1189" table:style-name="ce2">
            <text:p>1189</text:p>
          </table:table-cell>
          <table:table-cell office:value-type="float" office:value="74708" table:style-name="ce2">
            <text:p>74708</text:p>
          </table:table-cell>
          <table:table-cell office:value-type="float" office:value="178967" table:style-name="ce2">
            <text:p>178967</text:p>
          </table:table-cell>
          <table:table-cell table:number-columns-repeated="16363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dc:creator>TOSTAIN SYLVAIN</dc:creator>
    <meta:creation-date>2017-11-14T19:38:55Z</meta:creation-date>
    <dc:date>2017-11-22T23:03:38Z</dc:date>
    <meta:editing-cycles>18</meta:editing-cycles>
    <meta:editing-duration>PT0S</meta:editing-duration>
  </office:meta>
</office:document-meta>
</file>